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amortisationsplan</text:p>
          </table:table-cell>
          <table:table-cell table:style-name="Default" table:number-columns-repeated="2"/>
          <table:table-cell table:style-name="Default" office:value-type="string" calcext:value-type="string">
            <text:p>kurs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pris</text:p>
          </table:table-cell>
          <table:table-cell office:value-type="float" office:value="3000000" calcext:value-type="float">
            <text:p>3.000.000</text:p>
          </table:table-cell>
          <table:table-cell table:style-name="Default"/>
          <table:table-cell table:style-name="Default" office:value-type="string" calcext:value-type="string">
            <text:p>bidrag</text:p>
          </table:table-cell>
          <table:table-cell table:style-name="ce3" office:value-type="percentage" office:value="0.0076" calcext:value-type="percentage">
            <text:p>0,76%</text:p>
          </table:table-cell>
          <table:table-cell table:style-name="ce3" table:formula="of:=[.E2]/4" office:value-type="percentage" office:value="0.0019" calcext:value-type="percentage">
            <text:p>0,19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ånebehov</text:p>
          </table:table-cell>
          <table:table-cell office:value-type="float" office:value="2400000" calcext:value-type="float">
            <text:p>2.400.000</text:p>
          </table:table-cell>
          <table:table-cell table:style-name="Default"/>
          <table:table-cell table:style-name="Default" office:value-type="string" calcext:value-type="string">
            <text:p>skattesats</text:p>
          </table:table-cell>
          <table:table-cell table:style-name="ce3" office:value-type="percentage" office:value="0.26" calcext:value-type="percentage">
            <text:p>26,00%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rente</text:p>
          </table:table-cell>
          <table:table-cell table:style-name="ce3" office:value-type="percentage" office:value="0.04" calcext:value-type="percentage">
            <text:p>4,00%</text:p>
          </table:table-cell>
          <table:table-cell table:style-name="ce3" table:formula="of:=[.B4]/4" office:value-type="percentage" office:value="0.01" calcext:value-type="percentage">
            <text:p>1,00%</text:p>
          </table:table-cell>
          <table:table-cell table:style-name="Default" office:value-type="string" calcext:value-type="string">
            <text:p>terminer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lånesagsomkost.</text:p>
          </table:table-cell>
          <table:table-cell office:value-type="float" office:value="50000" calcext:value-type="float">
            <text:p>50.000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lånebehov</text:p>
          </table:table-cell>
          <table:table-cell table:formula="of:=[.B3]+[.B5]" office:value-type="float" office:value="2450000" calcext:value-type="float">
            <text:p>2.450.000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hovedstol</text:p>
          </table:table-cell>
          <table:table-cell table:formula="of:=[.B6]/[.E1]*100" office:value-type="float" office:value="2552083.33333333" calcext:value-type="float">
            <text:p>2.552.083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ydelse</text:p>
          </table:table-cell>
          <table:table-cell table:formula="of:=PMT([.C4];[.E4];-[.B7])" office:value-type="float" office:value="36614.981623577" calcext:value-type="float">
            <text:p>36.615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amortisationsplan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termin</text:p>
          </table:table-cell>
          <table:table-cell table:style-name="Default" office:value-type="string" calcext:value-type="string">
            <text:p>primogæld</text:p>
          </table:table-cell>
          <table:table-cell table:style-name="Default" office:value-type="string" calcext:value-type="string">
            <text:p>bidrag</text:p>
          </table:table-cell>
          <table:table-cell table:style-name="Default" office:value-type="string" calcext:value-type="string">
            <text:p>bruttoydelse</text:p>
          </table:table-cell>
          <table:table-cell table:style-name="Default" office:value-type="string" calcext:value-type="string">
            <text:p>rente</text:p>
          </table:table-cell>
          <table:table-cell table:style-name="Default" office:value-type="string" calcext:value-type="string">
            <text:p>afdrag</text:p>
          </table:table-cell>
          <table:table-cell table:style-name="Default" office:value-type="string" calcext:value-type="string">
            <text:p>ultimogæld</text:p>
          </table:table-cell>
          <table:table-cell table:style-name="Default" office:value-type="string" calcext:value-type="string">
            <text:p>fradrag</text:p>
          </table:table-cell>
          <table:table-cell table:style-name="Default" office:value-type="string" calcext:value-type="string">
            <text:p>nettoyde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" office:value-type="float" office:value="2552083.33333333" calcext:value-type="float">
            <text:p>2.552.083</text:p>
          </table:table-cell>
          <table:table-cell table:formula="of:=[.$F$2]*[.B13]" office:value-type="float" office:value="4848.95833333333" calcext:value-type="float">
            <text:p>4.849</text:p>
          </table:table-cell>
          <table:table-cell table:formula="of:=[.$B$8]+[.C13]" office:value-type="float" office:value="41463.9399569103" calcext:value-type="float">
            <text:p>41.464</text:p>
          </table:table-cell>
          <table:table-cell table:formula="of:=[.$C$4]*[.B13]" office:value-type="float" office:value="25520.8333333333" calcext:value-type="float">
            <text:p>25.521</text:p>
          </table:table-cell>
          <table:table-cell table:formula="of:=[.$B$8]-[.E13]" office:value-type="float" office:value="11094.1482902436" calcext:value-type="float">
            <text:p>11.094</text:p>
          </table:table-cell>
          <table:table-cell table:formula="of:=[.B13]-[.F13]" office:value-type="float" office:value="2540989.18504309" calcext:value-type="float">
            <text:p>2.540.989</text:p>
          </table:table-cell>
          <table:table-cell table:formula="of:=[.$E$3]*([.E13]+[.C13])" office:value-type="float" office:value="7896.14583333333" calcext:value-type="float">
            <text:p>7.896</text:p>
          </table:table-cell>
          <table:table-cell table:formula="of:=[.D13]-[.H13]" office:value-type="float" office:value="33567.794123577" calcext:value-type="float">
            <text:p>33.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G13]" office:value-type="float" office:value="2540989.18504309" calcext:value-type="float">
            <text:p>2.540.989</text:p>
          </table:table-cell>
          <table:table-cell table:formula="of:=[.$F$2]*[.B14]" office:value-type="float" office:value="4827.87945158187" calcext:value-type="float">
            <text:p>4.828</text:p>
          </table:table-cell>
          <table:table-cell table:formula="of:=[.$B$8]+[.C14]" office:value-type="float" office:value="41442.8610751588" calcext:value-type="float">
            <text:p>41.443</text:p>
          </table:table-cell>
          <table:table-cell table:formula="of:=[.$C$4]*[.B14]" office:value-type="float" office:value="25409.8918504309" calcext:value-type="float">
            <text:p>25.410</text:p>
          </table:table-cell>
          <table:table-cell table:formula="of:=[.$B$8]-[.E14]" office:value-type="float" office:value="11205.0897731461" calcext:value-type="float">
            <text:p>11.205</text:p>
          </table:table-cell>
          <table:table-cell table:formula="of:=[.B14]-[.F14]" office:value-type="float" office:value="2529784.09526994" calcext:value-type="float">
            <text:p>2.529.784</text:p>
          </table:table-cell>
          <table:table-cell table:formula="of:=[.$E$3]*([.E14]+[.C14])" office:value-type="float" office:value="7861.82053852332" calcext:value-type="float">
            <text:p>7.862</text:p>
          </table:table-cell>
          <table:table-cell table:formula="of:=[.D14]-[.H14]" office:value-type="float" office:value="33581.0405366355" calcext:value-type="float">
            <text:p>33.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G14]" office:value-type="float" office:value="2529784.09526994" calcext:value-type="float">
            <text:p>2.529.784</text:p>
          </table:table-cell>
          <table:table-cell table:formula="of:=[.$F$2]*[.B15]" office:value-type="float" office:value="4806.58978101289" calcext:value-type="float">
            <text:p>4.807</text:p>
          </table:table-cell>
          <table:table-cell table:formula="of:=[.$B$8]+[.C15]" office:value-type="float" office:value="41421.5714045899" calcext:value-type="float">
            <text:p>41.422</text:p>
          </table:table-cell>
          <table:table-cell table:formula="of:=[.$C$4]*[.B15]" office:value-type="float" office:value="25297.8409526994" calcext:value-type="float">
            <text:p>25.298</text:p>
          </table:table-cell>
          <table:table-cell table:formula="of:=[.$B$8]-[.E15]" office:value-type="float" office:value="11317.1406708775" calcext:value-type="float">
            <text:p>11.317</text:p>
          </table:table-cell>
          <table:table-cell table:formula="of:=[.B15]-[.F15]" office:value-type="float" office:value="2518466.95459907" calcext:value-type="float">
            <text:p>2.518.467</text:p>
          </table:table-cell>
          <table:table-cell table:formula="of:=[.$E$3]*([.E15]+[.C15])" office:value-type="float" office:value="7827.15199076521" calcext:value-type="float">
            <text:p>7.827</text:p>
          </table:table-cell>
          <table:table-cell table:formula="of:=[.D15]-[.H15]" office:value-type="float" office:value="33594.4194138247" calcext:value-type="float">
            <text:p>33.5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G15]" office:value-type="float" office:value="2518466.95459907" calcext:value-type="float">
            <text:p>2.518.467</text:p>
          </table:table-cell>
          <table:table-cell table:formula="of:=[.$F$2]*[.B16]" office:value-type="float" office:value="4785.08721373823" calcext:value-type="float">
            <text:p>4.785</text:p>
          </table:table-cell>
          <table:table-cell table:formula="of:=[.$B$8]+[.C16]" office:value-type="float" office:value="41400.0688373152" calcext:value-type="float">
            <text:p>41.400</text:p>
          </table:table-cell>
          <table:table-cell table:formula="of:=[.$C$4]*[.B16]" office:value-type="float" office:value="25184.6695459907" calcext:value-type="float">
            <text:p>25.185</text:p>
          </table:table-cell>
          <table:table-cell table:formula="of:=[.$B$8]-[.E16]" office:value-type="float" office:value="11430.3120775863" calcext:value-type="float">
            <text:p>11.430</text:p>
          </table:table-cell>
          <table:table-cell table:formula="of:=[.B16]-[.F16]" office:value-type="float" office:value="2507036.64252148" calcext:value-type="float">
            <text:p>2.507.037</text:p>
          </table:table-cell>
          <table:table-cell table:formula="of:=[.$E$3]*([.E16]+[.C16])" office:value-type="float" office:value="7792.13675752951" calcext:value-type="float">
            <text:p>7.792</text:p>
          </table:table-cell>
          <table:table-cell table:formula="of:=[.D16]-[.H16]" office:value-type="float" office:value="33607.9320797857" calcext:value-type="float">
            <text:p>33.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G16]" office:value-type="float" office:value="2507036.64252148" calcext:value-type="float">
            <text:p>2.507.037</text:p>
          </table:table-cell>
          <table:table-cell table:formula="of:=[.$F$2]*[.B17]" office:value-type="float" office:value="4763.36962079081" calcext:value-type="float">
            <text:p>4.763</text:p>
          </table:table-cell>
          <table:table-cell table:formula="of:=[.$B$8]+[.C17]" office:value-type="float" office:value="41378.3512443678" calcext:value-type="float">
            <text:p>41.378</text:p>
          </table:table-cell>
          <table:table-cell table:formula="of:=[.$C$4]*[.B17]" office:value-type="float" office:value="25070.3664252148" calcext:value-type="float">
            <text:p>25.070</text:p>
          </table:table-cell>
          <table:table-cell table:formula="of:=[.$B$8]-[.E17]" office:value-type="float" office:value="11544.6151983622" calcext:value-type="float">
            <text:p>11.545</text:p>
          </table:table-cell>
          <table:table-cell table:formula="of:=[.B17]-[.F17]" office:value-type="float" office:value="2495492.02732312" calcext:value-type="float">
            <text:p>2.495.492</text:p>
          </table:table-cell>
          <table:table-cell table:formula="of:=[.$E$3]*([.E17]+[.C17])" office:value-type="float" office:value="7756.77137196146" calcext:value-type="float">
            <text:p>7.757</text:p>
          </table:table-cell>
          <table:table-cell table:formula="of:=[.D17]-[.H17]" office:value-type="float" office:value="33621.5798724063" calcext:value-type="float">
            <text:p>33.6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G17]" office:value-type="float" office:value="2495492.02732312" calcext:value-type="float">
            <text:p>2.495.492</text:p>
          </table:table-cell>
          <table:table-cell table:formula="of:=[.$F$2]*[.B18]" office:value-type="float" office:value="4741.43485191392" calcext:value-type="float">
            <text:p>4.741</text:p>
          </table:table-cell>
          <table:table-cell table:formula="of:=[.$B$8]+[.C18]" office:value-type="float" office:value="41356.4164754909" calcext:value-type="float">
            <text:p>41.356</text:p>
          </table:table-cell>
          <table:table-cell table:formula="of:=[.$C$4]*[.B18]" office:value-type="float" office:value="24954.9202732312" calcext:value-type="float">
            <text:p>24.955</text:p>
          </table:table-cell>
          <table:table-cell table:formula="of:=[.$B$8]-[.E18]" office:value-type="float" office:value="11660.0613503458" calcext:value-type="float">
            <text:p>11.660</text:p>
          </table:table-cell>
          <table:table-cell table:formula="of:=[.B18]-[.F18]" office:value-type="float" office:value="2483831.96597277" calcext:value-type="float">
            <text:p>2.483.832</text:p>
          </table:table-cell>
          <table:table-cell table:formula="of:=[.$E$3]*([.E18]+[.C18])" office:value-type="float" office:value="7721.05233253773" calcext:value-type="float">
            <text:p>7.721</text:p>
          </table:table-cell>
          <table:table-cell table:formula="of:=[.D18]-[.H18]" office:value-type="float" office:value="33635.3641429532" calcext:value-type="float">
            <text:p>33.6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G18]" office:value-type="float" office:value="2483831.96597277" calcext:value-type="float">
            <text:p>2.483.832</text:p>
          </table:table-cell>
          <table:table-cell table:formula="of:=[.$F$2]*[.B19]" office:value-type="float" office:value="4719.28073534827" calcext:value-type="float">
            <text:p>4.719</text:p>
          </table:table-cell>
          <table:table-cell table:formula="of:=[.$B$8]+[.C19]" office:value-type="float" office:value="41334.2623589252" calcext:value-type="float">
            <text:p>41.334</text:p>
          </table:table-cell>
          <table:table-cell table:formula="of:=[.$C$4]*[.B19]" office:value-type="float" office:value="24838.3196597277" calcext:value-type="float">
            <text:p>24.838</text:p>
          </table:table-cell>
          <table:table-cell table:formula="of:=[.$B$8]-[.E19]" office:value-type="float" office:value="11776.6619638493" calcext:value-type="float">
            <text:p>11.777</text:p>
          </table:table-cell>
          <table:table-cell table:formula="of:=[.B19]-[.F19]" office:value-type="float" office:value="2472055.30400892" calcext:value-type="float">
            <text:p>2.472.055</text:p>
          </table:table-cell>
          <table:table-cell table:formula="of:=[.$E$3]*([.E19]+[.C19])" office:value-type="float" office:value="7684.97610271976" calcext:value-type="float">
            <text:p>7.685</text:p>
          </table:table-cell>
          <table:table-cell table:formula="of:=[.D19]-[.H19]" office:value-type="float" office:value="33649.2862562055" calcext:value-type="float">
            <text:p>33.6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G19]" office:value-type="float" office:value="2472055.30400892" calcext:value-type="float">
            <text:p>2.472.055</text:p>
          </table:table-cell>
          <table:table-cell table:formula="of:=[.$F$2]*[.B20]" office:value-type="float" office:value="4696.90507761695" calcext:value-type="float">
            <text:p>4.697</text:p>
          </table:table-cell>
          <table:table-cell table:formula="of:=[.$B$8]+[.C20]" office:value-type="float" office:value="41311.8867011939" calcext:value-type="float">
            <text:p>41.312</text:p>
          </table:table-cell>
          <table:table-cell table:formula="of:=[.$C$4]*[.B20]" office:value-type="float" office:value="24720.5530400892" calcext:value-type="float">
            <text:p>24.721</text:p>
          </table:table-cell>
          <table:table-cell table:formula="of:=[.$B$8]-[.E20]" office:value-type="float" office:value="11894.4285834877" calcext:value-type="float">
            <text:p>11.894</text:p>
          </table:table-cell>
          <table:table-cell table:formula="of:=[.B20]-[.F20]" office:value-type="float" office:value="2460160.87542543" calcext:value-type="float">
            <text:p>2.460.161</text:p>
          </table:table-cell>
          <table:table-cell table:formula="of:=[.$E$3]*([.E20]+[.C20])" office:value-type="float" office:value="7648.53911060361" calcext:value-type="float">
            <text:p>7.649</text:p>
          </table:table-cell>
          <table:table-cell table:formula="of:=[.D20]-[.H20]" office:value-type="float" office:value="33663.3475905903" calcext:value-type="float">
            <text:p>33.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G20]" office:value-type="float" office:value="2460160.87542543" calcext:value-type="float">
            <text:p>2.460.161</text:p>
          </table:table-cell>
          <table:table-cell table:formula="of:=[.$F$2]*[.B21]" office:value-type="float" office:value="4674.30566330833" calcext:value-type="float">
            <text:p>4.674</text:p>
          </table:table-cell>
          <table:table-cell table:formula="of:=[.$B$8]+[.C21]" office:value-type="float" office:value="41289.2872868853" calcext:value-type="float">
            <text:p>41.289</text:p>
          </table:table-cell>
          <table:table-cell table:formula="of:=[.$C$4]*[.B21]" office:value-type="float" office:value="24601.6087542543" calcext:value-type="float">
            <text:p>24.602</text:p>
          </table:table-cell>
          <table:table-cell table:formula="of:=[.$B$8]-[.E21]" office:value-type="float" office:value="12013.3728693226" calcext:value-type="float">
            <text:p>12.013</text:p>
          </table:table-cell>
          <table:table-cell table:formula="of:=[.B21]-[.F21]" office:value-type="float" office:value="2448147.50255611" calcext:value-type="float">
            <text:p>2.448.148</text:p>
          </table:table-cell>
          <table:table-cell table:formula="of:=[.$E$3]*([.E21]+[.C21])" office:value-type="float" office:value="7611.7377485663" calcext:value-type="float">
            <text:p>7.612</text:p>
          </table:table-cell>
          <table:table-cell table:formula="of:=[.D21]-[.H21]" office:value-type="float" office:value="33677.549538319" calcext:value-type="float">
            <text:p>33.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G21]" office:value-type="float" office:value="2448147.50255611" calcext:value-type="float">
            <text:p>2.448.148</text:p>
          </table:table-cell>
          <table:table-cell table:formula="of:=[.$F$2]*[.B22]" office:value-type="float" office:value="4651.48025485661" calcext:value-type="float">
            <text:p>4.651</text:p>
          </table:table-cell>
          <table:table-cell table:formula="of:=[.$B$8]+[.C22]" office:value-type="float" office:value="41266.4618784336" calcext:value-type="float">
            <text:p>41.266</text:p>
          </table:table-cell>
          <table:table-cell table:formula="of:=[.$C$4]*[.B22]" office:value-type="float" office:value="24481.4750255611" calcext:value-type="float">
            <text:p>24.481</text:p>
          </table:table-cell>
          <table:table-cell table:formula="of:=[.$B$8]-[.E22]" office:value-type="float" office:value="12133.5065980159" calcext:value-type="float">
            <text:p>12.134</text:p>
          </table:table-cell>
          <table:table-cell table:formula="of:=[.B22]-[.F22]" office:value-type="float" office:value="2436013.9959581" calcext:value-type="float">
            <text:p>2.436.014</text:p>
          </table:table-cell>
          <table:table-cell table:formula="of:=[.$E$3]*([.E22]+[.C22])" office:value-type="float" office:value="7574.56837290861" calcext:value-type="float">
            <text:p>7.575</text:p>
          </table:table-cell>
          <table:table-cell table:formula="of:=[.D22]-[.H22]" office:value-type="float" office:value="33691.893505525" calcext:value-type="float">
            <text:p>33.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G22]" office:value-type="float" office:value="2436013.9959581" calcext:value-type="float">
            <text:p>2.436.014</text:p>
          </table:table-cell>
          <table:table-cell table:formula="of:=[.$F$2]*[.B23]" office:value-type="float" office:value="4628.42659232038" calcext:value-type="float">
            <text:p>4.628</text:p>
          </table:table-cell>
          <table:table-cell table:formula="of:=[.$B$8]+[.C23]" office:value-type="float" office:value="41243.4082158974" calcext:value-type="float">
            <text:p>41.243</text:p>
          </table:table-cell>
          <table:table-cell table:formula="of:=[.$C$4]*[.B23]" office:value-type="float" office:value="24360.139959581" calcext:value-type="float">
            <text:p>24.360</text:p>
          </table:table-cell>
          <table:table-cell table:formula="of:=[.$B$8]-[.E23]" office:value-type="float" office:value="12254.841663996" calcext:value-type="float">
            <text:p>12.255</text:p>
          </table:table-cell>
          <table:table-cell table:formula="of:=[.B23]-[.F23]" office:value-type="float" office:value="2423759.1542941" calcext:value-type="float">
            <text:p>2.423.759</text:p>
          </table:table-cell>
          <table:table-cell table:formula="of:=[.$E$3]*([.E23]+[.C23])" office:value-type="float" office:value="7537.02730349435" calcext:value-type="float">
            <text:p>7.537</text:p>
          </table:table-cell>
          <table:table-cell table:formula="of:=[.D23]-[.H23]" office:value-type="float" office:value="33706.380912403" calcext:value-type="float">
            <text:p>33.7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G23]" office:value-type="float" office:value="2423759.1542941" calcext:value-type="float">
            <text:p>2.423.759</text:p>
          </table:table-cell>
          <table:table-cell table:formula="of:=[.$F$2]*[.B24]" office:value-type="float" office:value="4605.14239315879" calcext:value-type="float">
            <text:p>4.605</text:p>
          </table:table-cell>
          <table:table-cell table:formula="of:=[.$B$8]+[.C24]" office:value-type="float" office:value="41220.1240167358" calcext:value-type="float">
            <text:p>41.220</text:p>
          </table:table-cell>
          <table:table-cell table:formula="of:=[.$C$4]*[.B24]" office:value-type="float" office:value="24237.591542941" calcext:value-type="float">
            <text:p>24.238</text:p>
          </table:table-cell>
          <table:table-cell table:formula="of:=[.$B$8]-[.E24]" office:value-type="float" office:value="12377.390080636" calcext:value-type="float">
            <text:p>12.377</text:p>
          </table:table-cell>
          <table:table-cell table:formula="of:=[.B24]-[.F24]" office:value-type="float" office:value="2411381.76421346" calcext:value-type="float">
            <text:p>2.411.382</text:p>
          </table:table-cell>
          <table:table-cell table:formula="of:=[.$E$3]*([.E24]+[.C24])" office:value-type="float" office:value="7499.11082338595" calcext:value-type="float">
            <text:p>7.499</text:p>
          </table:table-cell>
          <table:table-cell table:formula="of:=[.D24]-[.H24]" office:value-type="float" office:value="33721.0131933498" calcext:value-type="float">
            <text:p>33.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G24]" office:value-type="float" office:value="2411381.76421346" calcext:value-type="float">
            <text:p>2.411.382</text:p>
          </table:table-cell>
          <table:table-cell table:formula="of:=[.$F$2]*[.B25]" office:value-type="float" office:value="4581.62535200558" calcext:value-type="float">
            <text:p>4.582</text:p>
          </table:table-cell>
          <table:table-cell table:formula="of:=[.$B$8]+[.C25]" office:value-type="float" office:value="41196.6069755826" calcext:value-type="float">
            <text:p>41.197</text:p>
          </table:table-cell>
          <table:table-cell table:formula="of:=[.$C$4]*[.B25]" office:value-type="float" office:value="24113.8176421346" calcext:value-type="float">
            <text:p>24.114</text:p>
          </table:table-cell>
          <table:table-cell table:formula="of:=[.$B$8]-[.E25]" office:value-type="float" office:value="12501.1639814423" calcext:value-type="float">
            <text:p>12.501</text:p>
          </table:table-cell>
          <table:table-cell table:formula="of:=[.B25]-[.F25]" office:value-type="float" office:value="2398880.60023202" calcext:value-type="float">
            <text:p>2.398.881</text:p>
          </table:table-cell>
          <table:table-cell table:formula="of:=[.$E$3]*([.E25]+[.C25])" office:value-type="float" office:value="7460.81517847646" calcext:value-type="float">
            <text:p>7.461</text:p>
          </table:table-cell>
          <table:table-cell table:formula="of:=[.D25]-[.H25]" office:value-type="float" office:value="33735.7917971061" calcext:value-type="float">
            <text:p>33.7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G25]" office:value-type="float" office:value="2398880.60023202" calcext:value-type="float">
            <text:p>2.398.881</text:p>
          </table:table-cell>
          <table:table-cell table:formula="of:=[.$F$2]*[.B26]" office:value-type="float" office:value="4557.87314044084" calcext:value-type="float">
            <text:p>4.558</text:p>
          </table:table-cell>
          <table:table-cell table:formula="of:=[.$B$8]+[.C26]" office:value-type="float" office:value="41172.8547640178" calcext:value-type="float">
            <text:p>41.173</text:p>
          </table:table-cell>
          <table:table-cell table:formula="of:=[.$C$4]*[.B26]" office:value-type="float" office:value="23988.8060023202" calcext:value-type="float">
            <text:p>23.989</text:p>
          </table:table-cell>
          <table:table-cell table:formula="of:=[.$B$8]-[.E26]" office:value-type="float" office:value="12626.1756212568" calcext:value-type="float">
            <text:p>12.626</text:p>
          </table:table-cell>
          <table:table-cell table:formula="of:=[.B26]-[.F26]" office:value-type="float" office:value="2386254.42461077" calcext:value-type="float">
            <text:p>2.386.254</text:p>
          </table:table-cell>
          <table:table-cell table:formula="of:=[.$E$3]*([.E26]+[.C26])" office:value-type="float" office:value="7422.13657711788" calcext:value-type="float">
            <text:p>7.422</text:p>
          </table:table-cell>
          <table:table-cell table:formula="of:=[.D26]-[.H26]" office:value-type="float" office:value="33750.7181868999" calcext:value-type="float">
            <text:p>33.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G26]" office:value-type="float" office:value="2386254.42461077" calcext:value-type="float">
            <text:p>2.386.254</text:p>
          </table:table-cell>
          <table:table-cell table:formula="of:=[.$F$2]*[.B27]" office:value-type="float" office:value="4533.88340676045" calcext:value-type="float">
            <text:p>4.534</text:p>
          </table:table-cell>
          <table:table-cell table:formula="of:=[.$B$8]+[.C27]" office:value-type="float" office:value="41148.8650303374" calcext:value-type="float">
            <text:p>41.149</text:p>
          </table:table-cell>
          <table:table-cell table:formula="of:=[.$C$4]*[.B27]" office:value-type="float" office:value="23862.5442461077" calcext:value-type="float">
            <text:p>23.863</text:p>
          </table:table-cell>
          <table:table-cell table:formula="of:=[.$B$8]-[.E27]" office:value-type="float" office:value="12752.4373774693" calcext:value-type="float">
            <text:p>12.752</text:p>
          </table:table-cell>
          <table:table-cell table:formula="of:=[.B27]-[.F27]" office:value-type="float" office:value="2373501.9872333" calcext:value-type="float">
            <text:p>2.373.502</text:p>
          </table:table-cell>
          <table:table-cell table:formula="of:=[.$E$3]*([.E27]+[.C27])" office:value-type="float" office:value="7383.07118974571" calcext:value-type="float">
            <text:p>7.383</text:p>
          </table:table-cell>
          <table:table-cell table:formula="of:=[.D27]-[.H27]" office:value-type="float" office:value="33765.7938405917" calcext:value-type="float">
            <text:p>33.7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G27]" office:value-type="float" office:value="2373501.9872333" calcext:value-type="float">
            <text:p>2.373.502</text:p>
          </table:table-cell>
          <table:table-cell table:formula="of:=[.$F$2]*[.B28]" office:value-type="float" office:value="4509.65377574326" calcext:value-type="float">
            <text:p>4.510</text:p>
          </table:table-cell>
          <table:table-cell table:formula="of:=[.$B$8]+[.C28]" office:value-type="float" office:value="41124.6353993202" calcext:value-type="float">
            <text:p>41.125</text:p>
          </table:table-cell>
          <table:table-cell table:formula="of:=[.$C$4]*[.B28]" office:value-type="float" office:value="23735.019872333" calcext:value-type="float">
            <text:p>23.735</text:p>
          </table:table-cell>
          <table:table-cell table:formula="of:=[.$B$8]-[.E28]" office:value-type="float" office:value="12879.961751244" calcext:value-type="float">
            <text:p>12.880</text:p>
          </table:table-cell>
          <table:table-cell table:formula="of:=[.B28]-[.F28]" office:value-type="float" office:value="2360622.02548205" calcext:value-type="float">
            <text:p>2.360.622</text:p>
          </table:table-cell>
          <table:table-cell table:formula="of:=[.$E$3]*([.E28]+[.C28])" office:value-type="float" office:value="7343.61514849982" calcext:value-type="float">
            <text:p>7.344</text:p>
          </table:table-cell>
          <table:table-cell table:formula="of:=[.D28]-[.H28]" office:value-type="float" office:value="33781.0202508204" calcext:value-type="float">
            <text:p>33.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G28]" office:value-type="float" office:value="2360622.02548205" calcext:value-type="float">
            <text:p>2.360.622</text:p>
          </table:table-cell>
          <table:table-cell table:formula="of:=[.$F$2]*[.B29]" office:value-type="float" office:value="4485.1818484159" calcext:value-type="float">
            <text:p>4.485</text:p>
          </table:table-cell>
          <table:table-cell table:formula="of:=[.$B$8]+[.C29]" office:value-type="float" office:value="41100.1634719929" calcext:value-type="float">
            <text:p>41.100</text:p>
          </table:table-cell>
          <table:table-cell table:formula="of:=[.$C$4]*[.B29]" office:value-type="float" office:value="23606.2202548205" calcext:value-type="float">
            <text:p>23.606</text:p>
          </table:table-cell>
          <table:table-cell table:formula="of:=[.$B$8]-[.E29]" office:value-type="float" office:value="13008.7613687565" calcext:value-type="float">
            <text:p>13.009</text:p>
          </table:table-cell>
          <table:table-cell table:formula="of:=[.B29]-[.F29]" office:value-type="float" office:value="2347613.2641133" calcext:value-type="float">
            <text:p>2.347.613</text:p>
          </table:table-cell>
          <table:table-cell table:formula="of:=[.$E$3]*([.E29]+[.C29])" office:value-type="float" office:value="7303.76454684147" calcext:value-type="float">
            <text:p>7.304</text:p>
          </table:table-cell>
          <table:table-cell table:formula="of:=[.D29]-[.H29]" office:value-type="float" office:value="33796.3989251514" calcext:value-type="float">
            <text:p>33.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G29]" office:value-type="float" office:value="2347613.2641133" calcext:value-type="float">
            <text:p>2.347.613</text:p>
          </table:table-cell>
          <table:table-cell table:formula="of:=[.$F$2]*[.B30]" office:value-type="float" office:value="4460.46520181526" calcext:value-type="float">
            <text:p>4.460</text:p>
          </table:table-cell>
          <table:table-cell table:formula="of:=[.$B$8]+[.C30]" office:value-type="float" office:value="41075.4468253922" calcext:value-type="float">
            <text:p>41.075</text:p>
          </table:table-cell>
          <table:table-cell table:formula="of:=[.$C$4]*[.B30]" office:value-type="float" office:value="23476.132641133" calcext:value-type="float">
            <text:p>23.476</text:p>
          </table:table-cell>
          <table:table-cell table:formula="of:=[.$B$8]-[.E30]" office:value-type="float" office:value="13138.848982444" calcext:value-type="float">
            <text:p>13.139</text:p>
          </table:table-cell>
          <table:table-cell table:formula="of:=[.B30]-[.F30]" office:value-type="float" office:value="2334474.41513085" calcext:value-type="float">
            <text:p>2.334.474</text:p>
          </table:table-cell>
          <table:table-cell table:formula="of:=[.$E$3]*([.E30]+[.C30])" office:value-type="float" office:value="7263.51543916654" calcext:value-type="float">
            <text:p>7.264</text:p>
          </table:table-cell>
          <table:table-cell table:formula="of:=[.D30]-[.H30]" office:value-type="float" office:value="33811.9313862257" calcext:value-type="float">
            <text:p>33.8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G30]" office:value-type="float" office:value="2334474.41513085" calcext:value-type="float">
            <text:p>2.334.474</text:p>
          </table:table-cell>
          <table:table-cell table:formula="of:=[.$F$2]*[.B31]" office:value-type="float" office:value="4435.50138874862" calcext:value-type="float">
            <text:p>4.436</text:p>
          </table:table-cell>
          <table:table-cell table:formula="of:=[.$B$8]+[.C31]" office:value-type="float" office:value="41050.4830123256" calcext:value-type="float">
            <text:p>41.050</text:p>
          </table:table-cell>
          <table:table-cell table:formula="of:=[.$C$4]*[.B31]" office:value-type="float" office:value="23344.7441513085" calcext:value-type="float">
            <text:p>23.345</text:p>
          </table:table-cell>
          <table:table-cell table:formula="of:=[.$B$8]-[.E31]" office:value-type="float" office:value="13270.2374722685" calcext:value-type="float">
            <text:p>13.270</text:p>
          </table:table-cell>
          <table:table-cell table:formula="of:=[.B31]-[.F31]" office:value-type="float" office:value="2321204.17765858" calcext:value-type="float">
            <text:p>2.321.204</text:p>
          </table:table-cell>
          <table:table-cell table:formula="of:=[.$E$3]*([.E31]+[.C31])" office:value-type="float" office:value="7222.86384041485" calcext:value-type="float">
            <text:p>7.223</text:p>
          </table:table-cell>
          <table:table-cell table:formula="of:=[.D31]-[.H31]" office:value-type="float" office:value="33827.6191719107" calcext:value-type="float">
            <text:p>33.8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G31]" office:value-type="float" office:value="2321204.17765858" calcext:value-type="float">
            <text:p>2.321.204</text:p>
          </table:table-cell>
          <table:table-cell table:formula="of:=[.$F$2]*[.B32]" office:value-type="float" office:value="4410.28793755131" calcext:value-type="float">
            <text:p>4.410</text:p>
          </table:table-cell>
          <table:table-cell table:formula="of:=[.$B$8]+[.C32]" office:value-type="float" office:value="41025.2695611283" calcext:value-type="float">
            <text:p>41.025</text:p>
          </table:table-cell>
          <table:table-cell table:formula="of:=[.$C$4]*[.B32]" office:value-type="float" office:value="23212.0417765858" calcext:value-type="float">
            <text:p>23.212</text:p>
          </table:table-cell>
          <table:table-cell table:formula="of:=[.$B$8]-[.E32]" office:value-type="float" office:value="13402.9398469911" calcext:value-type="float">
            <text:p>13.403</text:p>
          </table:table-cell>
          <table:table-cell table:formula="of:=[.B32]-[.F32]" office:value-type="float" office:value="2307801.23781159" calcext:value-type="float">
            <text:p>2.307.801</text:p>
          </table:table-cell>
          <table:table-cell table:formula="of:=[.$E$3]*([.E32]+[.C32])" office:value-type="float" office:value="7181.80572567566" calcext:value-type="float">
            <text:p>7.182</text:p>
          </table:table-cell>
          <table:table-cell table:formula="of:=[.D32]-[.H32]" office:value-type="float" office:value="33843.4638354526" calcext:value-type="float">
            <text:p>33.8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G32]" office:value-type="float" office:value="2307801.23781159" calcext:value-type="float">
            <text:p>2.307.801</text:p>
          </table:table-cell>
          <table:table-cell table:formula="of:=[.$F$2]*[.B33]" office:value-type="float" office:value="4384.82235184203" calcext:value-type="float">
            <text:p>4.385</text:p>
          </table:table-cell>
          <table:table-cell table:formula="of:=[.$B$8]+[.C33]" office:value-type="float" office:value="40999.803975419" calcext:value-type="float">
            <text:p>41.000</text:p>
          </table:table-cell>
          <table:table-cell table:formula="of:=[.$C$4]*[.B33]" office:value-type="float" office:value="23078.0123781159" calcext:value-type="float">
            <text:p>23.078</text:p>
          </table:table-cell>
          <table:table-cell table:formula="of:=[.$B$8]-[.E33]" office:value-type="float" office:value="13536.9692454611" calcext:value-type="float">
            <text:p>13.537</text:p>
          </table:table-cell>
          <table:table-cell table:formula="of:=[.B33]-[.F33]" office:value-type="float" office:value="2294264.26856613" calcext:value-type="float">
            <text:p>2.294.264</text:p>
          </table:table-cell>
          <table:table-cell table:formula="of:=[.$E$3]*([.E33]+[.C33])" office:value-type="float" office:value="7140.33702978907" calcext:value-type="float">
            <text:p>7.140</text:p>
          </table:table-cell>
          <table:table-cell table:formula="of:=[.D33]-[.H33]" office:value-type="float" office:value="33859.4669456299" calcext:value-type="float">
            <text:p>33.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G33]" office:value-type="float" office:value="2294264.26856613" calcext:value-type="float">
            <text:p>2.294.264</text:p>
          </table:table-cell>
          <table:table-cell table:formula="of:=[.$F$2]*[.B34]" office:value-type="float" office:value="4359.10211027565" calcext:value-type="float">
            <text:p>4.359</text:p>
          </table:table-cell>
          <table:table-cell table:formula="of:=[.$B$8]+[.C34]" office:value-type="float" office:value="40974.0837338526" calcext:value-type="float">
            <text:p>40.974</text:p>
          </table:table-cell>
          <table:table-cell table:formula="of:=[.$C$4]*[.B34]" office:value-type="float" office:value="22942.6426856613" calcext:value-type="float">
            <text:p>22.943</text:p>
          </table:table-cell>
          <table:table-cell table:formula="of:=[.$B$8]-[.E34]" office:value-type="float" office:value="13672.3389379157" calcext:value-type="float">
            <text:p>13.672</text:p>
          </table:table-cell>
          <table:table-cell table:formula="of:=[.B34]-[.F34]" office:value-type="float" office:value="2280591.92962822" calcext:value-type="float">
            <text:p>2.280.592</text:p>
          </table:table-cell>
          <table:table-cell table:formula="of:=[.$E$3]*([.E34]+[.C34])" office:value-type="float" office:value="7098.45364694361" calcext:value-type="float">
            <text:p>7.098</text:p>
          </table:table-cell>
          <table:table-cell table:formula="of:=[.D34]-[.H34]" office:value-type="float" office:value="33875.630086909" calcext:value-type="float">
            <text:p>33.8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G34]" office:value-type="float" office:value="2280591.92962822" calcext:value-type="float">
            <text:p>2.280.592</text:p>
          </table:table-cell>
          <table:table-cell table:formula="of:=[.$F$2]*[.B35]" office:value-type="float" office:value="4333.12466629361" calcext:value-type="float">
            <text:p>4.333</text:p>
          </table:table-cell>
          <table:table-cell table:formula="of:=[.$B$8]+[.C35]" office:value-type="float" office:value="40948.1062898706" calcext:value-type="float">
            <text:p>40.948</text:p>
          </table:table-cell>
          <table:table-cell table:formula="of:=[.$C$4]*[.B35]" office:value-type="float" office:value="22805.9192962821" calcext:value-type="float">
            <text:p>22.806</text:p>
          </table:table-cell>
          <table:table-cell table:formula="of:=[.$B$8]-[.E35]" office:value-type="float" office:value="13809.0623272948" calcext:value-type="float">
            <text:p>13.809</text:p>
          </table:table-cell>
          <table:table-cell table:formula="of:=[.B35]-[.F35]" office:value-type="float" office:value="2266782.86730092" calcext:value-type="float">
            <text:p>2.266.783</text:p>
          </table:table-cell>
          <table:table-cell table:formula="of:=[.$E$3]*([.E35]+[.C35])" office:value-type="float" office:value="7056.1514302697" calcext:value-type="float">
            <text:p>7.056</text:p>
          </table:table-cell>
          <table:table-cell table:formula="of:=[.D35]-[.H35]" office:value-type="float" office:value="33891.9548596009" calcext:value-type="float">
            <text:p>33.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G35]" office:value-type="float" office:value="2266782.86730092" calcext:value-type="float">
            <text:p>2.266.783</text:p>
          </table:table-cell>
          <table:table-cell table:formula="of:=[.$F$2]*[.B36]" office:value-type="float" office:value="4306.88744787175" calcext:value-type="float">
            <text:p>4.307</text:p>
          </table:table-cell>
          <table:table-cell table:formula="of:=[.$B$8]+[.C36]" office:value-type="float" office:value="40921.8690714487" calcext:value-type="float">
            <text:p>40.922</text:p>
          </table:table-cell>
          <table:table-cell table:formula="of:=[.$C$4]*[.B36]" office:value-type="float" office:value="22667.8286730092" calcext:value-type="float">
            <text:p>22.668</text:p>
          </table:table-cell>
          <table:table-cell table:formula="of:=[.$B$8]-[.E36]" office:value-type="float" office:value="13947.1529505678" calcext:value-type="float">
            <text:p>13.947</text:p>
          </table:table-cell>
          <table:table-cell table:formula="of:=[.B36]-[.F36]" office:value-type="float" office:value="2252835.71435035" calcext:value-type="float">
            <text:p>2.252.836</text:p>
          </table:table-cell>
          <table:table-cell table:formula="of:=[.$E$3]*([.E36]+[.C36])" office:value-type="float" office:value="7013.42619142905" calcext:value-type="float">
            <text:p>7.013</text:p>
          </table:table-cell>
          <table:table-cell table:formula="of:=[.D36]-[.H36]" office:value-type="float" office:value="33908.4428800197" calcext:value-type="float">
            <text:p>33.9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G36]" office:value-type="float" office:value="2252835.71435035" calcext:value-type="float">
            <text:p>2.252.836</text:p>
          </table:table-cell>
          <table:table-cell table:formula="of:=[.$F$2]*[.B37]" office:value-type="float" office:value="4280.38785726567" calcext:value-type="float">
            <text:p>4.280</text:p>
          </table:table-cell>
          <table:table-cell table:formula="of:=[.$B$8]+[.C37]" office:value-type="float" office:value="40895.3694808426" calcext:value-type="float">
            <text:p>40.895</text:p>
          </table:table-cell>
          <table:table-cell table:formula="of:=[.$C$4]*[.B37]" office:value-type="float" office:value="22528.3571435035" calcext:value-type="float">
            <text:p>22.528</text:p>
          </table:table-cell>
          <table:table-cell table:formula="of:=[.$B$8]-[.E37]" office:value-type="float" office:value="14086.6244800735" calcext:value-type="float">
            <text:p>14.087</text:p>
          </table:table-cell>
          <table:table-cell table:formula="of:=[.B37]-[.F37]" office:value-type="float" office:value="2238749.08987028" calcext:value-type="float">
            <text:p>2.238.749</text:p>
          </table:table-cell>
          <table:table-cell table:formula="of:=[.$E$3]*([.E37]+[.C37])" office:value-type="float" office:value="6970.27370019999" calcext:value-type="float">
            <text:p>6.970</text:p>
          </table:table-cell>
          <table:table-cell table:formula="of:=[.D37]-[.H37]" office:value-type="float" office:value="33925.0957806427" calcext:value-type="float">
            <text:p>33.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G37]" office:value-type="float" office:value="2238749.08987028" calcext:value-type="float">
            <text:p>2.238.749</text:p>
          </table:table-cell>
          <table:table-cell table:formula="of:=[.$F$2]*[.B38]" office:value-type="float" office:value="4253.62327075353" calcext:value-type="float">
            <text:p>4.254</text:p>
          </table:table-cell>
          <table:table-cell table:formula="of:=[.$B$8]+[.C38]" office:value-type="float" office:value="40868.6048943305" calcext:value-type="float">
            <text:p>40.869</text:p>
          </table:table-cell>
          <table:table-cell table:formula="of:=[.$C$4]*[.B38]" office:value-type="float" office:value="22387.4908987028" calcext:value-type="float">
            <text:p>22.387</text:p>
          </table:table-cell>
          <table:table-cell table:formula="of:=[.$B$8]-[.E38]" office:value-type="float" office:value="14227.4907248742" calcext:value-type="float">
            <text:p>14.227</text:p>
          </table:table-cell>
          <table:table-cell table:formula="of:=[.B38]-[.F38]" office:value-type="float" office:value="2224521.59914541" calcext:value-type="float">
            <text:p>2.224.522</text:p>
          </table:table-cell>
          <table:table-cell table:formula="of:=[.$E$3]*([.E38]+[.C38])" office:value-type="float" office:value="6926.68968405864" calcext:value-type="float">
            <text:p>6.927</text:p>
          </table:table-cell>
          <table:table-cell table:formula="of:=[.D38]-[.H38]" office:value-type="float" office:value="33941.9152102719" calcext:value-type="float">
            <text:p>33.9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G38]" office:value-type="float" office:value="2224521.59914541" calcext:value-type="float">
            <text:p>2.224.522</text:p>
          </table:table-cell>
          <table:table-cell table:formula="of:=[.$F$2]*[.B39]" office:value-type="float" office:value="4226.59103837627" calcext:value-type="float">
            <text:p>4.227</text:p>
          </table:table-cell>
          <table:table-cell table:formula="of:=[.$B$8]+[.C39]" office:value-type="float" office:value="40841.5726619532" calcext:value-type="float">
            <text:p>40.842</text:p>
          </table:table-cell>
          <table:table-cell table:formula="of:=[.$C$4]*[.B39]" office:value-type="float" office:value="22245.2159914541" calcext:value-type="float">
            <text:p>22.245</text:p>
          </table:table-cell>
          <table:table-cell table:formula="of:=[.$B$8]-[.E39]" office:value-type="float" office:value="14369.7656321229" calcext:value-type="float">
            <text:p>14.370</text:p>
          </table:table-cell>
          <table:table-cell table:formula="of:=[.B39]-[.F39]" office:value-type="float" office:value="2210151.83351328" calcext:value-type="float">
            <text:p>2.210.152</text:p>
          </table:table-cell>
          <table:table-cell table:formula="of:=[.$E$3]*([.E39]+[.C39])" office:value-type="float" office:value="6882.66982775588" calcext:value-type="float">
            <text:p>6.883</text:p>
          </table:table-cell>
          <table:table-cell table:formula="of:=[.D39]-[.H39]" office:value-type="float" office:value="33958.9028341974" calcext:value-type="float">
            <text:p>33.9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G39]" office:value-type="float" office:value="2210151.83351328" calcext:value-type="float">
            <text:p>2.210.152</text:p>
          </table:table-cell>
          <table:table-cell table:formula="of:=[.$F$2]*[.B40]" office:value-type="float" office:value="4199.28848367524" calcext:value-type="float">
            <text:p>4.199</text:p>
          </table:table-cell>
          <table:table-cell table:formula="of:=[.$B$8]+[.C40]" office:value-type="float" office:value="40814.2701072522" calcext:value-type="float">
            <text:p>40.814</text:p>
          </table:table-cell>
          <table:table-cell table:formula="of:=[.$C$4]*[.B40]" office:value-type="float" office:value="22101.5183351328" calcext:value-type="float">
            <text:p>22.102</text:p>
          </table:table-cell>
          <table:table-cell table:formula="of:=[.$B$8]-[.E40]" office:value-type="float" office:value="14513.4632884442" calcext:value-type="float">
            <text:p>14.513</text:p>
          </table:table-cell>
          <table:table-cell table:formula="of:=[.B40]-[.F40]" office:value-type="float" office:value="2195638.37022484" calcext:value-type="float">
            <text:p>2.195.638</text:p>
          </table:table-cell>
          <table:table-cell table:formula="of:=[.$E$3]*([.E40]+[.C40])" office:value-type="float" office:value="6838.2097728901" calcext:value-type="float">
            <text:p>6.838</text:p>
          </table:table-cell>
          <table:table-cell table:formula="of:=[.D40]-[.H40]" office:value-type="float" office:value="33976.0603343621" calcext:value-type="float">
            <text:p>33.9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G40]" office:value-type="float" office:value="2195638.37022484" calcext:value-type="float">
            <text:p>2.195.638</text:p>
          </table:table-cell>
          <table:table-cell table:formula="of:=[.$F$2]*[.B41]" office:value-type="float" office:value="4171.71290342719" calcext:value-type="float">
            <text:p>4.172</text:p>
          </table:table-cell>
          <table:table-cell table:formula="of:=[.$B$8]+[.C41]" office:value-type="float" office:value="40786.6945270042" calcext:value-type="float">
            <text:p>40.787</text:p>
          </table:table-cell>
          <table:table-cell table:formula="of:=[.$C$4]*[.B41]" office:value-type="float" office:value="21956.3837022484" calcext:value-type="float">
            <text:p>21.956</text:p>
          </table:table-cell>
          <table:table-cell table:formula="of:=[.$B$8]-[.E41]" office:value-type="float" office:value="14658.5979213286" calcext:value-type="float">
            <text:p>14.659</text:p>
          </table:table-cell>
          <table:table-cell table:formula="of:=[.B41]-[.F41]" office:value-type="float" office:value="2180979.77230351" calcext:value-type="float">
            <text:p>2.180.980</text:p>
          </table:table-cell>
          <table:table-cell table:formula="of:=[.$E$3]*([.E41]+[.C41])" office:value-type="float" office:value="6793.30511747565" calcext:value-type="float">
            <text:p>6.793</text:p>
          </table:table-cell>
          <table:table-cell table:formula="of:=[.D41]-[.H41]" office:value-type="float" office:value="33993.3894095285" calcext:value-type="float">
            <text:p>33.9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G41]" office:value-type="float" office:value="2180979.77230351" calcext:value-type="float">
            <text:p>2.180.980</text:p>
          </table:table-cell>
          <table:table-cell table:formula="of:=[.$F$2]*[.B42]" office:value-type="float" office:value="4143.86156737667" calcext:value-type="float">
            <text:p>4.144</text:p>
          </table:table-cell>
          <table:table-cell table:formula="of:=[.$B$8]+[.C42]" office:value-type="float" office:value="40758.8431909536" calcext:value-type="float">
            <text:p>40.759</text:p>
          </table:table-cell>
          <table:table-cell table:formula="of:=[.$C$4]*[.B42]" office:value-type="float" office:value="21809.7977230351" calcext:value-type="float">
            <text:p>21.810</text:p>
          </table:table-cell>
          <table:table-cell table:formula="of:=[.$B$8]-[.E42]" office:value-type="float" office:value="14805.1839005419" calcext:value-type="float">
            <text:p>14.805</text:p>
          </table:table-cell>
          <table:table-cell table:formula="of:=[.B42]-[.F42]" office:value-type="float" office:value="2166174.58840297" calcext:value-type="float">
            <text:p>2.166.175</text:p>
          </table:table-cell>
          <table:table-cell table:formula="of:=[.$E$3]*([.E42]+[.C42])" office:value-type="float" office:value="6747.95141550706" calcext:value-type="float">
            <text:p>6.748</text:p>
          </table:table-cell>
          <table:table-cell table:formula="of:=[.D42]-[.H42]" office:value-type="float" office:value="34010.8917754466" calcext:value-type="float">
            <text:p>34.0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G42]" office:value-type="float" office:value="2166174.58840297" calcext:value-type="float">
            <text:p>2.166.175</text:p>
          </table:table-cell>
          <table:table-cell table:formula="of:=[.$F$2]*[.B43]" office:value-type="float" office:value="4115.73171796564" calcext:value-type="float">
            <text:p>4.116</text:p>
          </table:table-cell>
          <table:table-cell table:formula="of:=[.$B$8]+[.C43]" office:value-type="float" office:value="40730.7133415426" calcext:value-type="float">
            <text:p>40.731</text:p>
          </table:table-cell>
          <table:table-cell table:formula="of:=[.$C$4]*[.B43]" office:value-type="float" office:value="21661.7458840297" calcext:value-type="float">
            <text:p>21.662</text:p>
          </table:table-cell>
          <table:table-cell table:formula="of:=[.$B$8]-[.E43]" office:value-type="float" office:value="14953.2357395473" calcext:value-type="float">
            <text:p>14.953</text:p>
          </table:table-cell>
          <table:table-cell table:formula="of:=[.B43]-[.F43]" office:value-type="float" office:value="2151221.35266342" calcext:value-type="float">
            <text:p>2.151.221</text:p>
          </table:table-cell>
          <table:table-cell table:formula="of:=[.$E$3]*([.E43]+[.C43])" office:value-type="float" office:value="6702.14417651878" calcext:value-type="float">
            <text:p>6.702</text:p>
          </table:table-cell>
          <table:table-cell table:formula="of:=[.D43]-[.H43]" office:value-type="float" office:value="34028.5691650238" calcext:value-type="float">
            <text:p>34.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G43]" office:value-type="float" office:value="2151221.35266342" calcext:value-type="float">
            <text:p>2.151.221</text:p>
          </table:table-cell>
          <table:table-cell table:formula="of:=[.$F$2]*[.B44]" office:value-type="float" office:value="4087.3205700605" calcext:value-type="float">
            <text:p>4.087</text:p>
          </table:table-cell>
          <table:table-cell table:formula="of:=[.$B$8]+[.C44]" office:value-type="float" office:value="40702.3021936375" calcext:value-type="float">
            <text:p>40.702</text:p>
          </table:table-cell>
          <table:table-cell table:formula="of:=[.$C$4]*[.B44]" office:value-type="float" office:value="21512.2135266342" calcext:value-type="float">
            <text:p>21.512</text:p>
          </table:table-cell>
          <table:table-cell table:formula="of:=[.$B$8]-[.E44]" office:value-type="float" office:value="15102.7680969428" calcext:value-type="float">
            <text:p>15.103</text:p>
          </table:table-cell>
          <table:table-cell table:formula="of:=[.B44]-[.F44]" office:value-type="float" office:value="2136118.58456648" calcext:value-type="float">
            <text:p>2.136.119</text:p>
          </table:table-cell>
          <table:table-cell table:formula="of:=[.$E$3]*([.E44]+[.C44])" office:value-type="float" office:value="6655.87886514062" calcext:value-type="float">
            <text:p>6.656</text:p>
          </table:table-cell>
          <table:table-cell table:formula="of:=[.D44]-[.H44]" office:value-type="float" office:value="34046.4233284969" calcext:value-type="float">
            <text:p>34.0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G44]" office:value-type="float" office:value="2136118.58456648" calcext:value-type="float">
            <text:p>2.136.119</text:p>
          </table:table-cell>
          <table:table-cell table:formula="of:=[.$F$2]*[.B45]" office:value-type="float" office:value="4058.62531067631" calcext:value-type="float">
            <text:p>4.059</text:p>
          </table:table-cell>
          <table:table-cell table:formula="of:=[.$B$8]+[.C45]" office:value-type="float" office:value="40673.6069342533" calcext:value-type="float">
            <text:p>40.674</text:p>
          </table:table-cell>
          <table:table-cell table:formula="of:=[.$C$4]*[.B45]" office:value-type="float" office:value="21361.1858456648" calcext:value-type="float">
            <text:p>21.361</text:p>
          </table:table-cell>
          <table:table-cell table:formula="of:=[.$B$8]-[.E45]" office:value-type="float" office:value="15253.7957779122" calcext:value-type="float">
            <text:p>15.254</text:p>
          </table:table-cell>
          <table:table-cell table:formula="of:=[.B45]-[.F45]" office:value-type="float" office:value="2120864.78878857" calcext:value-type="float">
            <text:p>2.120.865</text:p>
          </table:table-cell>
          <table:table-cell table:formula="of:=[.$E$3]*([.E45]+[.C45])" office:value-type="float" office:value="6609.15090064868" calcext:value-type="float">
            <text:p>6.609</text:p>
          </table:table-cell>
          <table:table-cell table:formula="of:=[.D45]-[.H45]" office:value-type="float" office:value="34064.4560336046" calcext:value-type="float">
            <text:p>34.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G45]" office:value-type="float" office:value="2120864.78878857" calcext:value-type="float">
            <text:p>2.120.865</text:p>
          </table:table-cell>
          <table:table-cell table:formula="of:=[.$F$2]*[.B46]" office:value-type="float" office:value="4029.64309869827" calcext:value-type="float">
            <text:p>4.030</text:p>
          </table:table-cell>
          <table:table-cell table:formula="of:=[.$B$8]+[.C46]" office:value-type="float" office:value="40644.6247222753" calcext:value-type="float">
            <text:p>40.645</text:p>
          </table:table-cell>
          <table:table-cell table:formula="of:=[.$C$4]*[.B46]" office:value-type="float" office:value="21208.6478878857" calcext:value-type="float">
            <text:p>21.209</text:p>
          </table:table-cell>
          <table:table-cell table:formula="of:=[.$B$8]-[.E46]" office:value-type="float" office:value="15406.3337356913" calcext:value-type="float">
            <text:p>15.406</text:p>
          </table:table-cell>
          <table:table-cell table:formula="of:=[.B46]-[.F46]" office:value-type="float" office:value="2105458.45505287" calcext:value-type="float">
            <text:p>2.105.458</text:p>
          </table:table-cell>
          <table:table-cell table:formula="of:=[.$E$3]*([.E46]+[.C46])" office:value-type="float" office:value="6561.95565651182" calcext:value-type="float">
            <text:p>6.562</text:p>
          </table:table-cell>
          <table:table-cell table:formula="of:=[.D46]-[.H46]" office:value-type="float" office:value="34082.6690657634" calcext:value-type="float">
            <text:p>34.0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G46]" office:value-type="float" office:value="2105458.45505287" calcext:value-type="float">
            <text:p>2.105.458</text:p>
          </table:table-cell>
          <table:table-cell table:formula="of:=[.$F$2]*[.B47]" office:value-type="float" office:value="4000.37106460046" calcext:value-type="float">
            <text:p>4.000</text:p>
          </table:table-cell>
          <table:table-cell table:formula="of:=[.$B$8]+[.C47]" office:value-type="float" office:value="40615.3526881774" calcext:value-type="float">
            <text:p>40.615</text:p>
          </table:table-cell>
          <table:table-cell table:formula="of:=[.$C$4]*[.B47]" office:value-type="float" office:value="21054.5845505287" calcext:value-type="float">
            <text:p>21.055</text:p>
          </table:table-cell>
          <table:table-cell table:formula="of:=[.$B$8]-[.E47]" office:value-type="float" office:value="15560.3970730482" calcext:value-type="float">
            <text:p>15.560</text:p>
          </table:table-cell>
          <table:table-cell table:formula="of:=[.B47]-[.F47]" office:value-type="float" office:value="2089898.05797983" calcext:value-type="float">
            <text:p>2.089.898</text:p>
          </table:table-cell>
          <table:table-cell table:formula="of:=[.$E$3]*([.E47]+[.C47])" office:value-type="float" office:value="6514.28845993359" calcext:value-type="float">
            <text:p>6.514</text:p>
          </table:table-cell>
          <table:table-cell table:formula="of:=[.D47]-[.H47]" office:value-type="float" office:value="34101.0642282439" calcext:value-type="float">
            <text:p>34.1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G47]" office:value-type="float" office:value="2089898.05797983" calcext:value-type="float">
            <text:p>2.089.898</text:p>
          </table:table-cell>
          <table:table-cell table:formula="of:=[.$F$2]*[.B48]" office:value-type="float" office:value="3970.80631016167" calcext:value-type="float">
            <text:p>3.971</text:p>
          </table:table-cell>
          <table:table-cell table:formula="of:=[.$B$8]+[.C48]" office:value-type="float" office:value="40585.7879337386" calcext:value-type="float">
            <text:p>40.586</text:p>
          </table:table-cell>
          <table:table-cell table:formula="of:=[.$C$4]*[.B48]" office:value-type="float" office:value="20898.9805797983" calcext:value-type="float">
            <text:p>20.899</text:p>
          </table:table-cell>
          <table:table-cell table:formula="of:=[.$B$8]-[.E48]" office:value-type="float" office:value="15716.0010437787" calcext:value-type="float">
            <text:p>15.716</text:p>
          </table:table-cell>
          <table:table-cell table:formula="of:=[.B48]-[.F48]" office:value-type="float" office:value="2074182.05693605" calcext:value-type="float">
            <text:p>2.074.182</text:p>
          </table:table-cell>
          <table:table-cell table:formula="of:=[.$E$3]*([.E48]+[.C48])" office:value-type="float" office:value="6466.14459138958" calcext:value-type="float">
            <text:p>6.466</text:p>
          </table:table-cell>
          <table:table-cell table:formula="of:=[.D48]-[.H48]" office:value-type="float" office:value="34119.6433423491" calcext:value-type="float">
            <text:p>34.1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G48]" office:value-type="float" office:value="2074182.05693605" calcext:value-type="float">
            <text:p>2.074.182</text:p>
          </table:table-cell>
          <table:table-cell table:formula="of:=[.$F$2]*[.B49]" office:value-type="float" office:value="3940.94590817849" calcext:value-type="float">
            <text:p>3.941</text:p>
          </table:table-cell>
          <table:table-cell table:formula="of:=[.$B$8]+[.C49]" office:value-type="float" office:value="40555.9275317555" calcext:value-type="float">
            <text:p>40.556</text:p>
          </table:table-cell>
          <table:table-cell table:formula="of:=[.$C$4]*[.B49]" office:value-type="float" office:value="20741.8205693605" calcext:value-type="float">
            <text:p>20.742</text:p>
          </table:table-cell>
          <table:table-cell table:formula="of:=[.$B$8]-[.E49]" office:value-type="float" office:value="15873.1610542165" calcext:value-type="float">
            <text:p>15.873</text:p>
          </table:table-cell>
          <table:table-cell table:formula="of:=[.B49]-[.F49]" office:value-type="float" office:value="2058308.89588183" calcext:value-type="float">
            <text:p>2.058.309</text:p>
          </table:table-cell>
          <table:table-cell table:formula="of:=[.$E$3]*([.E49]+[.C49])" office:value-type="float" office:value="6417.51928416013" calcext:value-type="float">
            <text:p>6.418</text:p>
          </table:table-cell>
          <table:table-cell table:formula="of:=[.D49]-[.H49]" office:value-type="float" office:value="34138.4082475953" calcext:value-type="float">
            <text:p>34.1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G49]" office:value-type="float" office:value="2058308.89588183" calcext:value-type="float">
            <text:p>2.058.309</text:p>
          </table:table-cell>
          <table:table-cell table:formula="of:=[.$F$2]*[.B50]" office:value-type="float" office:value="3910.78690217548" calcext:value-type="float">
            <text:p>3.911</text:p>
          </table:table-cell>
          <table:table-cell table:formula="of:=[.$B$8]+[.C50]" office:value-type="float" office:value="40525.7685257525" calcext:value-type="float">
            <text:p>40.526</text:p>
          </table:table-cell>
          <table:table-cell table:formula="of:=[.$C$4]*[.B50]" office:value-type="float" office:value="20583.0889588183" calcext:value-type="float">
            <text:p>20.583</text:p>
          </table:table-cell>
          <table:table-cell table:formula="of:=[.$B$8]-[.E50]" office:value-type="float" office:value="16031.8926647587" calcext:value-type="float">
            <text:p>16.032</text:p>
          </table:table-cell>
          <table:table-cell table:formula="of:=[.B50]-[.F50]" office:value-type="float" office:value="2042277.00321707" calcext:value-type="float">
            <text:p>2.042.277</text:p>
          </table:table-cell>
          <table:table-cell table:formula="of:=[.$E$3]*([.E50]+[.C50])" office:value-type="float" office:value="6368.40772385838" calcext:value-type="float">
            <text:p>6.368</text:p>
          </table:table-cell>
          <table:table-cell table:formula="of:=[.D50]-[.H50]" office:value-type="float" office:value="34157.3608018941" calcext:value-type="float">
            <text:p>34.1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G50]" office:value-type="float" office:value="2042277.00321707" calcext:value-type="float">
            <text:p>2.042.277</text:p>
          </table:table-cell>
          <table:table-cell table:formula="of:=[.$F$2]*[.B51]" office:value-type="float" office:value="3880.32630611244" calcext:value-type="float">
            <text:p>3.880</text:p>
          </table:table-cell>
          <table:table-cell table:formula="of:=[.$B$8]+[.C51]" office:value-type="float" office:value="40495.3079296894" calcext:value-type="float">
            <text:p>40.495</text:p>
          </table:table-cell>
          <table:table-cell table:formula="of:=[.$C$4]*[.B51]" office:value-type="float" office:value="20422.7700321707" calcext:value-type="float">
            <text:p>20.423</text:p>
          </table:table-cell>
          <table:table-cell table:formula="of:=[.$B$8]-[.E51]" office:value-type="float" office:value="16192.2115914063" calcext:value-type="float">
            <text:p>16.192</text:p>
          </table:table-cell>
          <table:table-cell table:formula="of:=[.B51]-[.F51]" office:value-type="float" office:value="2026084.79162567" calcext:value-type="float">
            <text:p>2.026.085</text:p>
          </table:table-cell>
          <table:table-cell table:formula="of:=[.$E$3]*([.E51]+[.C51])" office:value-type="float" office:value="6318.80504795362" calcext:value-type="float">
            <text:p>6.319</text:p>
          </table:table-cell>
          <table:table-cell table:formula="of:=[.D51]-[.H51]" office:value-type="float" office:value="34176.5028817358" calcext:value-type="float">
            <text:p>34.1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G51]" office:value-type="float" office:value="2026084.79162567" calcext:value-type="float">
            <text:p>2.026.085</text:p>
          </table:table-cell>
          <table:table-cell table:formula="of:=[.$F$2]*[.B52]" office:value-type="float" office:value="3849.56110408876" calcext:value-type="float">
            <text:p>3.850</text:p>
          </table:table-cell>
          <table:table-cell table:formula="of:=[.$B$8]+[.C52]" office:value-type="float" office:value="40464.5427276657" calcext:value-type="float">
            <text:p>40.465</text:p>
          </table:table-cell>
          <table:table-cell table:formula="of:=[.$C$4]*[.B52]" office:value-type="float" office:value="20260.8479162567" calcext:value-type="float">
            <text:p>20.261</text:p>
          </table:table-cell>
          <table:table-cell table:formula="of:=[.$B$8]-[.E52]" office:value-type="float" office:value="16354.1337073203" calcext:value-type="float">
            <text:p>16.354</text:p>
          </table:table-cell>
          <table:table-cell table:formula="of:=[.B52]-[.F52]" office:value-type="float" office:value="2009730.65791835" calcext:value-type="float">
            <text:p>2.009.731</text:p>
          </table:table-cell>
          <table:table-cell table:formula="of:=[.$E$3]*([.E52]+[.C52])" office:value-type="float" office:value="6268.70634528981" calcext:value-type="float">
            <text:p>6.269</text:p>
          </table:table-cell>
          <table:table-cell table:formula="of:=[.D52]-[.H52]" office:value-type="float" office:value="34195.8363823759" calcext:value-type="float">
            <text:p>34.1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G52]" office:value-type="float" office:value="2009730.65791835" calcext:value-type="float">
            <text:p>2.009.731</text:p>
          </table:table-cell>
          <table:table-cell table:formula="of:=[.$F$2]*[.B53]" office:value-type="float" office:value="3818.48825004486" calcext:value-type="float">
            <text:p>3.818</text:p>
          </table:table-cell>
          <table:table-cell table:formula="of:=[.$B$8]+[.C53]" office:value-type="float" office:value="40433.4698736218" calcext:value-type="float">
            <text:p>40.433</text:p>
          </table:table-cell>
          <table:table-cell table:formula="of:=[.$C$4]*[.B53]" office:value-type="float" office:value="20097.3065791835" calcext:value-type="float">
            <text:p>20.097</text:p>
          </table:table-cell>
          <table:table-cell table:formula="of:=[.$B$8]-[.E53]" office:value-type="float" office:value="16517.6750443935" calcext:value-type="float">
            <text:p>16.518</text:p>
          </table:table-cell>
          <table:table-cell table:formula="of:=[.B53]-[.F53]" office:value-type="float" office:value="1993212.98287395" calcext:value-type="float">
            <text:p>1.993.213</text:p>
          </table:table-cell>
          <table:table-cell table:formula="of:=[.$E$3]*([.E53]+[.C53])" office:value-type="float" office:value="6218.10665559936" calcext:value-type="float">
            <text:p>6.218</text:p>
          </table:table-cell>
          <table:table-cell table:formula="of:=[.D53]-[.H53]" office:value-type="float" office:value="34215.3632180225" calcext:value-type="float">
            <text:p>34.2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G53]" office:value-type="float" office:value="1993212.98287395" calcext:value-type="float">
            <text:p>1.993.213</text:p>
          </table:table-cell>
          <table:table-cell table:formula="of:=[.$F$2]*[.B54]" office:value-type="float" office:value="3787.10466746051" calcext:value-type="float">
            <text:p>3.787</text:p>
          </table:table-cell>
          <table:table-cell table:formula="of:=[.$B$8]+[.C54]" office:value-type="float" office:value="40402.0862910375" calcext:value-type="float">
            <text:p>40.402</text:p>
          </table:table-cell>
          <table:table-cell table:formula="of:=[.$C$4]*[.B54]" office:value-type="float" office:value="19932.1298287395" calcext:value-type="float">
            <text:p>19.932</text:p>
          </table:table-cell>
          <table:table-cell table:formula="of:=[.$B$8]-[.E54]" office:value-type="float" office:value="16682.8517948375" calcext:value-type="float">
            <text:p>16.683</text:p>
          </table:table-cell>
          <table:table-cell table:formula="of:=[.B54]-[.F54]" office:value-type="float" office:value="1976530.13107911" calcext:value-type="float">
            <text:p>1.976.530</text:p>
          </table:table-cell>
          <table:table-cell table:formula="of:=[.$E$3]*([.E54]+[.C54])" office:value-type="float" office:value="6167.00096901201" calcext:value-type="float">
            <text:p>6.167</text:p>
          </table:table-cell>
          <table:table-cell table:formula="of:=[.D54]-[.H54]" office:value-type="float" office:value="34235.0853220255" calcext:value-type="float">
            <text:p>34.2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G54]" office:value-type="float" office:value="1976530.13107911" calcext:value-type="float">
            <text:p>1.976.530</text:p>
          </table:table-cell>
          <table:table-cell table:formula="of:=[.$F$2]*[.B55]" office:value-type="float" office:value="3755.40724905032" calcext:value-type="float">
            <text:p>3.755</text:p>
          </table:table-cell>
          <table:table-cell table:formula="of:=[.$B$8]+[.C55]" office:value-type="float" office:value="40370.3888726273" calcext:value-type="float">
            <text:p>40.370</text:p>
          </table:table-cell>
          <table:table-cell table:formula="of:=[.$C$4]*[.B55]" office:value-type="float" office:value="19765.3013107911" calcext:value-type="float">
            <text:p>19.765</text:p>
          </table:table-cell>
          <table:table-cell table:formula="of:=[.$B$8]-[.E55]" office:value-type="float" office:value="16849.6803127858" calcext:value-type="float">
            <text:p>16.850</text:p>
          </table:table-cell>
          <table:table-cell table:formula="of:=[.B55]-[.F55]" office:value-type="float" office:value="1959680.45076633" calcext:value-type="float">
            <text:p>1.959.680</text:p>
          </table:table-cell>
          <table:table-cell table:formula="of:=[.$E$3]*([.E55]+[.C55])" office:value-type="float" office:value="6115.38422555878" calcext:value-type="float">
            <text:p>6.115</text:p>
          </table:table-cell>
          <table:table-cell table:formula="of:=[.D55]-[.H55]" office:value-type="float" office:value="34255.0046470685" calcext:value-type="float">
            <text:p>34.2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G55]" office:value-type="float" office:value="1959680.45076633" calcext:value-type="float">
            <text:p>1.959.680</text:p>
          </table:table-cell>
          <table:table-cell table:formula="of:=[.$F$2]*[.B56]" office:value-type="float" office:value="3723.39285645602" calcext:value-type="float">
            <text:p>3.723</text:p>
          </table:table-cell>
          <table:table-cell table:formula="of:=[.$B$8]+[.C56]" office:value-type="float" office:value="40338.374480033" calcext:value-type="float">
            <text:p>40.338</text:p>
          </table:table-cell>
          <table:table-cell table:formula="of:=[.$C$4]*[.B56]" office:value-type="float" office:value="19596.8045076633" calcext:value-type="float">
            <text:p>19.597</text:p>
          </table:table-cell>
          <table:table-cell table:formula="of:=[.$B$8]-[.E56]" office:value-type="float" office:value="17018.1771159137" calcext:value-type="float">
            <text:p>17.018</text:p>
          </table:table-cell>
          <table:table-cell table:formula="of:=[.B56]-[.F56]" office:value-type="float" office:value="1942662.27365041" calcext:value-type="float">
            <text:p>1.942.662</text:p>
          </table:table-cell>
          <table:table-cell table:formula="of:=[.$E$3]*([.E56]+[.C56])" office:value-type="float" office:value="6063.25131467102" calcext:value-type="float">
            <text:p>6.063</text:p>
          </table:table-cell>
          <table:table-cell table:formula="of:=[.D56]-[.H56]" office:value-type="float" office:value="34275.123165362" calcext:value-type="float">
            <text:p>34.2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G56]" office:value-type="float" office:value="1942662.27365041" calcext:value-type="float">
            <text:p>1.942.662</text:p>
          </table:table-cell>
          <table:table-cell table:formula="of:=[.$F$2]*[.B57]" office:value-type="float" office:value="3691.05831993579" calcext:value-type="float">
            <text:p>3.691</text:p>
          </table:table-cell>
          <table:table-cell table:formula="of:=[.$B$8]+[.C57]" office:value-type="float" office:value="40306.0399435128" calcext:value-type="float">
            <text:p>40.306</text:p>
          </table:table-cell>
          <table:table-cell table:formula="of:=[.$C$4]*[.B57]" office:value-type="float" office:value="19426.6227365041" calcext:value-type="float">
            <text:p>19.427</text:p>
          </table:table-cell>
          <table:table-cell table:formula="of:=[.$B$8]-[.E57]" office:value-type="float" office:value="17188.3588870728" calcext:value-type="float">
            <text:p>17.188</text:p>
          </table:table-cell>
          <table:table-cell table:formula="of:=[.B57]-[.F57]" office:value-type="float" office:value="1925473.91476334" calcext:value-type="float">
            <text:p>1.925.474</text:p>
          </table:table-cell>
          <table:table-cell table:formula="of:=[.$E$3]*([.E57]+[.C57])" office:value-type="float" office:value="6010.59707467438" calcext:value-type="float">
            <text:p>6.011</text:p>
          </table:table-cell>
          <table:table-cell table:formula="of:=[.D57]-[.H57]" office:value-type="float" office:value="34295.4428688384" calcext:value-type="float">
            <text:p>34.2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G57]" office:value-type="float" office:value="1925473.91476334" calcext:value-type="float">
            <text:p>1.925.474</text:p>
          </table:table-cell>
          <table:table-cell table:formula="of:=[.$F$2]*[.B58]" office:value-type="float" office:value="3658.40043805035" calcext:value-type="float">
            <text:p>3.658</text:p>
          </table:table-cell>
          <table:table-cell table:formula="of:=[.$B$8]+[.C58]" office:value-type="float" office:value="40273.3820616273" calcext:value-type="float">
            <text:p>40.273</text:p>
          </table:table-cell>
          <table:table-cell table:formula="of:=[.$C$4]*[.B58]" office:value-type="float" office:value="19254.7391476334" calcext:value-type="float">
            <text:p>19.255</text:p>
          </table:table-cell>
          <table:table-cell table:formula="of:=[.$B$8]-[.E58]" office:value-type="float" office:value="17360.2424759436" calcext:value-type="float">
            <text:p>17.360</text:p>
          </table:table-cell>
          <table:table-cell table:formula="of:=[.B58]-[.F58]" office:value-type="float" office:value="1908113.6722874" calcext:value-type="float">
            <text:p>1.908.114</text:p>
          </table:table-cell>
          <table:table-cell table:formula="of:=[.$E$3]*([.E58]+[.C58])" office:value-type="float" office:value="5957.41629227778" calcext:value-type="float">
            <text:p>5.957</text:p>
          </table:table-cell>
          <table:table-cell table:formula="of:=[.D58]-[.H58]" office:value-type="float" office:value="34315.9657693495" calcext:value-type="float">
            <text:p>34.3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G58]" office:value-type="float" office:value="1908113.6722874" calcext:value-type="float">
            <text:p>1.908.114</text:p>
          </table:table-cell>
          <table:table-cell table:formula="of:=[.$F$2]*[.B59]" office:value-type="float" office:value="3625.41597734606" calcext:value-type="float">
            <text:p>3.625</text:p>
          </table:table-cell>
          <table:table-cell table:formula="of:=[.$B$8]+[.C59]" office:value-type="float" office:value="40240.397600923" calcext:value-type="float">
            <text:p>40.240</text:p>
          </table:table-cell>
          <table:table-cell table:formula="of:=[.$C$4]*[.B59]" office:value-type="float" office:value="19081.136722874" calcext:value-type="float">
            <text:p>19.081</text:p>
          </table:table-cell>
          <table:table-cell table:formula="of:=[.$B$8]-[.E59]" office:value-type="float" office:value="17533.844900703" calcext:value-type="float">
            <text:p>17.534</text:p>
          </table:table-cell>
          <table:table-cell table:formula="of:=[.B59]-[.F59]" office:value-type="float" office:value="1890579.82738669" calcext:value-type="float">
            <text:p>1.890.580</text:p>
          </table:table-cell>
          <table:table-cell table:formula="of:=[.$E$3]*([.E59]+[.C59])" office:value-type="float" office:value="5903.70370205721" calcext:value-type="float">
            <text:p>5.904</text:p>
          </table:table-cell>
          <table:table-cell table:formula="of:=[.D59]-[.H59]" office:value-type="float" office:value="34336.6938988658" calcext:value-type="float">
            <text:p>34.3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G59]" office:value-type="float" office:value="1890579.82738669" calcext:value-type="float">
            <text:p>1.890.580</text:p>
          </table:table-cell>
          <table:table-cell table:formula="of:=[.$F$2]*[.B60]" office:value-type="float" office:value="3592.10167203472" calcext:value-type="float">
            <text:p>3.592</text:p>
          </table:table-cell>
          <table:table-cell table:formula="of:=[.$B$8]+[.C60]" office:value-type="float" office:value="40207.0832956117" calcext:value-type="float">
            <text:p>40.207</text:p>
          </table:table-cell>
          <table:table-cell table:formula="of:=[.$C$4]*[.B60]" office:value-type="float" office:value="18905.798273867" calcext:value-type="float">
            <text:p>18.906</text:p>
          </table:table-cell>
          <table:table-cell table:formula="of:=[.$B$8]-[.E60]" office:value-type="float" office:value="17709.18334971" calcext:value-type="float">
            <text:p>17.709</text:p>
          </table:table-cell>
          <table:table-cell table:formula="of:=[.B60]-[.F60]" office:value-type="float" office:value="1872870.64403698" calcext:value-type="float">
            <text:p>1.872.871</text:p>
          </table:table-cell>
          <table:table-cell table:formula="of:=[.$E$3]*([.E60]+[.C60])" office:value-type="float" office:value="5849.45398593443" calcext:value-type="float">
            <text:p>5.849</text:p>
          </table:table-cell>
          <table:table-cell table:formula="of:=[.D60]-[.H60]" office:value-type="float" office:value="34357.6293096773" calcext:value-type="float">
            <text:p>34.3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G60]" office:value-type="float" office:value="1872870.64403698" calcext:value-type="float">
            <text:p>1.872.871</text:p>
          </table:table-cell>
          <table:table-cell table:formula="of:=[.$F$2]*[.B61]" office:value-type="float" office:value="3558.45422367027" calcext:value-type="float">
            <text:p>3.558</text:p>
          </table:table-cell>
          <table:table-cell table:formula="of:=[.$B$8]+[.C61]" office:value-type="float" office:value="40173.4358472472" calcext:value-type="float">
            <text:p>40.173</text:p>
          </table:table-cell>
          <table:table-cell table:formula="of:=[.$C$4]*[.B61]" office:value-type="float" office:value="18728.7064403699" calcext:value-type="float">
            <text:p>18.729</text:p>
          </table:table-cell>
          <table:table-cell table:formula="of:=[.$B$8]-[.E61]" office:value-type="float" office:value="17886.2751832071" calcext:value-type="float">
            <text:p>17.886</text:p>
          </table:table-cell>
          <table:table-cell table:formula="of:=[.B61]-[.F61]" office:value-type="float" office:value="1854984.36885378" calcext:value-type="float">
            <text:p>1.854.984</text:p>
          </table:table-cell>
          <table:table-cell table:formula="of:=[.$E$3]*([.E61]+[.C61])" office:value-type="float" office:value="5794.66177265043" calcext:value-type="float">
            <text:p>5.795</text:p>
          </table:table-cell>
          <table:table-cell table:formula="of:=[.D61]-[.H61]" office:value-type="float" office:value="34378.7740745968" calcext:value-type="float">
            <text:p>34.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G61]" office:value-type="float" office:value="1854984.36885378" calcext:value-type="float">
            <text:p>1.854.984</text:p>
          </table:table-cell>
          <table:table-cell table:formula="of:=[.$F$2]*[.B62]" office:value-type="float" office:value="3524.47030082218" calcext:value-type="float">
            <text:p>3.524</text:p>
          </table:table-cell>
          <table:table-cell table:formula="of:=[.$B$8]+[.C62]" office:value-type="float" office:value="40139.4519243992" calcext:value-type="float">
            <text:p>40.139</text:p>
          </table:table-cell>
          <table:table-cell table:formula="of:=[.$C$4]*[.B62]" office:value-type="float" office:value="18549.8436885378" calcext:value-type="float">
            <text:p>18.550</text:p>
          </table:table-cell>
          <table:table-cell table:formula="of:=[.$B$8]-[.E62]" office:value-type="float" office:value="18065.1379350392" calcext:value-type="float">
            <text:p>18.065</text:p>
          </table:table-cell>
          <table:table-cell table:formula="of:=[.B62]-[.F62]" office:value-type="float" office:value="1836919.23091874" calcext:value-type="float">
            <text:p>1.836.919</text:p>
          </table:table-cell>
          <table:table-cell table:formula="of:=[.$E$3]*([.E62]+[.C62])" office:value-type="float" office:value="5739.32163723359" calcext:value-type="float">
            <text:p>5.739</text:p>
          </table:table-cell>
          <table:table-cell table:formula="of:=[.D62]-[.H62]" office:value-type="float" office:value="34400.1302871656" calcext:value-type="float">
            <text:p>34.4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G62]" office:value-type="float" office:value="1836919.23091874" calcext:value-type="float">
            <text:p>1.836.919</text:p>
          </table:table-cell>
          <table:table-cell table:formula="of:=[.$F$2]*[.B63]" office:value-type="float" office:value="3490.1465387456" calcext:value-type="float">
            <text:p>3.490</text:p>
          </table:table-cell>
          <table:table-cell table:formula="of:=[.$B$8]+[.C63]" office:value-type="float" office:value="40105.1281623226" calcext:value-type="float">
            <text:p>40.105</text:p>
          </table:table-cell>
          <table:table-cell table:formula="of:=[.$C$4]*[.B63]" office:value-type="float" office:value="18369.1923091874" calcext:value-type="float">
            <text:p>18.369</text:p>
          </table:table-cell>
          <table:table-cell table:formula="of:=[.$B$8]-[.E63]" office:value-type="float" office:value="18245.7893143896" calcext:value-type="float">
            <text:p>18.246</text:p>
          </table:table-cell>
          <table:table-cell table:formula="of:=[.B63]-[.F63]" office:value-type="float" office:value="1818673.44160435" calcext:value-type="float">
            <text:p>1.818.673</text:p>
          </table:table-cell>
          <table:table-cell table:formula="of:=[.$E$3]*([.E63]+[.C63])" office:value-type="float" office:value="5683.42810046258" calcext:value-type="float">
            <text:p>5.683</text:p>
          </table:table-cell>
          <table:table-cell table:formula="of:=[.D63]-[.H63]" office:value-type="float" office:value="34421.70006186" calcext:value-type="float">
            <text:p>34.4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G63]" office:value-type="float" office:value="1818673.44160435" calcext:value-type="float">
            <text:p>1.818.673</text:p>
          </table:table-cell>
          <table:table-cell table:formula="of:=[.$F$2]*[.B64]" office:value-type="float" office:value="3455.47953904826" calcext:value-type="float">
            <text:p>3.455</text:p>
          </table:table-cell>
          <table:table-cell table:formula="of:=[.$B$8]+[.C64]" office:value-type="float" office:value="40070.4611626252" calcext:value-type="float">
            <text:p>40.070</text:p>
          </table:table-cell>
          <table:table-cell table:formula="of:=[.$C$4]*[.B64]" office:value-type="float" office:value="18186.7344160435" calcext:value-type="float">
            <text:p>18.187</text:p>
          </table:table-cell>
          <table:table-cell table:formula="of:=[.$B$8]-[.E64]" office:value-type="float" office:value="18428.2472075335" calcext:value-type="float">
            <text:p>18.428</text:p>
          </table:table-cell>
          <table:table-cell table:formula="of:=[.B64]-[.F64]" office:value-type="float" office:value="1800245.19439682" calcext:value-type="float">
            <text:p>1.800.245</text:p>
          </table:table-cell>
          <table:table-cell table:formula="of:=[.$E$3]*([.E64]+[.C64])" office:value-type="float" office:value="5626.97562832386" calcext:value-type="float">
            <text:p>5.627</text:p>
          </table:table-cell>
          <table:table-cell table:formula="of:=[.D64]-[.H64]" office:value-type="float" office:value="34443.4855343014" calcext:value-type="float">
            <text:p>34.4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G64]" office:value-type="float" office:value="1800245.19439682" calcext:value-type="float">
            <text:p>1.800.245</text:p>
          </table:table-cell>
          <table:table-cell table:formula="of:=[.$F$2]*[.B65]" office:value-type="float" office:value="3420.46586935395" calcext:value-type="float">
            <text:p>3.420</text:p>
          </table:table-cell>
          <table:table-cell table:formula="of:=[.$B$8]+[.C65]" office:value-type="float" office:value="40035.4474929309" calcext:value-type="float">
            <text:p>40.035</text:p>
          </table:table-cell>
          <table:table-cell table:formula="of:=[.$C$4]*[.B65]" office:value-type="float" office:value="18002.4519439682" calcext:value-type="float">
            <text:p>18.002</text:p>
          </table:table-cell>
          <table:table-cell table:formula="of:=[.$B$8]-[.E65]" office:value-type="float" office:value="18612.5296796088" calcext:value-type="float">
            <text:p>18.613</text:p>
          </table:table-cell>
          <table:table-cell table:formula="of:=[.B65]-[.F65]" office:value-type="float" office:value="1781632.66471721" calcext:value-type="float">
            <text:p>1.781.633</text:p>
          </table:table-cell>
          <table:table-cell table:formula="of:=[.$E$3]*([.E65]+[.C65])" office:value-type="float" office:value="5569.95863146375" calcext:value-type="float">
            <text:p>5.570</text:p>
          </table:table-cell>
          <table:table-cell table:formula="of:=[.D65]-[.H65]" office:value-type="float" office:value="34465.4888614672" calcext:value-type="float">
            <text:p>34.4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G65]" office:value-type="float" office:value="1781632.66471721" calcext:value-type="float">
            <text:p>1.781.633</text:p>
          </table:table-cell>
          <table:table-cell table:formula="of:=[.$F$2]*[.B66]" office:value-type="float" office:value="3385.10206296269" calcext:value-type="float">
            <text:p>3.385</text:p>
          </table:table-cell>
          <table:table-cell table:formula="of:=[.$B$8]+[.C66]" office:value-type="float" office:value="40000.0836865397" calcext:value-type="float">
            <text:p>40.000</text:p>
          </table:table-cell>
          <table:table-cell table:formula="of:=[.$C$4]*[.B66]" office:value-type="float" office:value="17816.3266471721" calcext:value-type="float">
            <text:p>17.816</text:p>
          </table:table-cell>
          <table:table-cell table:formula="of:=[.$B$8]-[.E66]" office:value-type="float" office:value="18798.6549764049" calcext:value-type="float">
            <text:p>18.799</text:p>
          </table:table-cell>
          <table:table-cell table:formula="of:=[.B66]-[.F66]" office:value-type="float" office:value="1762834.0097408" calcext:value-type="float">
            <text:p>1.762.834</text:p>
          </table:table-cell>
          <table:table-cell table:formula="of:=[.$E$3]*([.E66]+[.C66])" office:value-type="float" office:value="5512.37146463504" calcext:value-type="float">
            <text:p>5.512</text:p>
          </table:table-cell>
          <table:table-cell table:formula="of:=[.D66]-[.H66]" office:value-type="float" office:value="34487.7122219046" calcext:value-type="float">
            <text:p>34.4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G66]" office:value-type="float" office:value="1762834.0097408" calcext:value-type="float">
            <text:p>1.762.834</text:p>
          </table:table-cell>
          <table:table-cell table:formula="of:=[.$F$2]*[.B67]" office:value-type="float" office:value="3349.38461850752" calcext:value-type="float">
            <text:p>3.349</text:p>
          </table:table-cell>
          <table:table-cell table:formula="of:=[.$B$8]+[.C67]" office:value-type="float" office:value="39964.3662420845" calcext:value-type="float">
            <text:p>39.964</text:p>
          </table:table-cell>
          <table:table-cell table:formula="of:=[.$C$4]*[.B67]" office:value-type="float" office:value="17628.340097408" calcext:value-type="float">
            <text:p>17.628</text:p>
          </table:table-cell>
          <table:table-cell table:formula="of:=[.$B$8]-[.E67]" office:value-type="float" office:value="18986.641526169" calcext:value-type="float">
            <text:p>18.987</text:p>
          </table:table-cell>
          <table:table-cell table:formula="of:=[.B67]-[.F67]" office:value-type="float" office:value="1743847.36821463" calcext:value-type="float">
            <text:p>1.743.847</text:p>
          </table:table-cell>
          <table:table-cell table:formula="of:=[.$E$3]*([.E67]+[.C67])" office:value-type="float" office:value="5454.20842613804" calcext:value-type="float">
            <text:p>5.454</text:p>
          </table:table-cell>
          <table:table-cell table:formula="of:=[.D67]-[.H67]" office:value-type="float" office:value="34510.1578159465" calcext:value-type="float">
            <text:p>34.5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G67]" office:value-type="float" office:value="1743847.36821463" calcext:value-type="float">
            <text:p>1.743.847</text:p>
          </table:table-cell>
          <table:table-cell table:formula="of:=[.$F$2]*[.B68]" office:value-type="float" office:value="3313.3099996078" calcext:value-type="float">
            <text:p>3.313</text:p>
          </table:table-cell>
          <table:table-cell table:formula="of:=[.$B$8]+[.C68]" office:value-type="float" office:value="39928.2916231848" calcext:value-type="float">
            <text:p>39.928</text:p>
          </table:table-cell>
          <table:table-cell table:formula="of:=[.$C$4]*[.B68]" office:value-type="float" office:value="17438.4736821463" calcext:value-type="float">
            <text:p>17.438</text:p>
          </table:table-cell>
          <table:table-cell table:formula="of:=[.$B$8]-[.E68]" office:value-type="float" office:value="19176.5079414307" calcext:value-type="float">
            <text:p>19.177</text:p>
          </table:table-cell>
          <table:table-cell table:formula="of:=[.B68]-[.F68]" office:value-type="float" office:value="1724670.8602732" calcext:value-type="float">
            <text:p>1.724.671</text:p>
          </table:table-cell>
          <table:table-cell table:formula="of:=[.$E$3]*([.E68]+[.C68])" office:value-type="float" office:value="5395.46375725607" calcext:value-type="float">
            <text:p>5.395</text:p>
          </table:table-cell>
          <table:table-cell table:formula="of:=[.D68]-[.H68]" office:value-type="float" office:value="34532.8278659287" calcext:value-type="float">
            <text:p>34.5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G68]" office:value-type="float" office:value="1724670.8602732" calcext:value-type="float">
            <text:p>1.724.671</text:p>
          </table:table-cell>
          <table:table-cell table:formula="of:=[.$F$2]*[.B69]" office:value-type="float" office:value="3276.87463451908" calcext:value-type="float">
            <text:p>3.277</text:p>
          </table:table-cell>
          <table:table-cell table:formula="of:=[.$B$8]+[.C69]" office:value-type="float" office:value="39891.8562580961" calcext:value-type="float">
            <text:p>39.892</text:p>
          </table:table-cell>
          <table:table-cell table:formula="of:=[.$C$4]*[.B69]" office:value-type="float" office:value="17246.708602732" calcext:value-type="float">
            <text:p>17.247</text:p>
          </table:table-cell>
          <table:table-cell table:formula="of:=[.$B$8]-[.E69]" office:value-type="float" office:value="19368.273020845" calcext:value-type="float">
            <text:p>19.368</text:p>
          </table:table-cell>
          <table:table-cell table:formula="of:=[.B69]-[.F69]" office:value-type="float" office:value="1705302.58725236" calcext:value-type="float">
            <text:p>1.705.303</text:p>
          </table:table-cell>
          <table:table-cell table:formula="of:=[.$E$3]*([.E69]+[.C69])" office:value-type="float" office:value="5336.13164168529" calcext:value-type="float">
            <text:p>5.336</text:p>
          </table:table-cell>
          <table:table-cell table:formula="of:=[.D69]-[.H69]" office:value-type="float" office:value="34555.7246164108" calcext:value-type="float">
            <text:p>34.5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G69]" office:value-type="float" office:value="1705302.58725236" calcext:value-type="float">
            <text:p>1.705.303</text:p>
          </table:table-cell>
          <table:table-cell table:formula="of:=[.$F$2]*[.B70]" office:value-type="float" office:value="3240.07491577948" calcext:value-type="float">
            <text:p>3.240</text:p>
          </table:table-cell>
          <table:table-cell table:formula="of:=[.$B$8]+[.C70]" office:value-type="float" office:value="39855.0565393565" calcext:value-type="float">
            <text:p>39.855</text:p>
          </table:table-cell>
          <table:table-cell table:formula="of:=[.$C$4]*[.B70]" office:value-type="float" office:value="17053.0258725236" calcext:value-type="float">
            <text:p>17.053</text:p>
          </table:table-cell>
          <table:table-cell table:formula="of:=[.$B$8]-[.E70]" office:value-type="float" office:value="19561.9557510534" calcext:value-type="float">
            <text:p>19.562</text:p>
          </table:table-cell>
          <table:table-cell table:formula="of:=[.B70]-[.F70]" office:value-type="float" office:value="1685740.6315013" calcext:value-type="float">
            <text:p>1.685.741</text:p>
          </table:table-cell>
          <table:table-cell table:formula="of:=[.$E$3]*([.E70]+[.C70])" office:value-type="float" office:value="5276.20620495879" calcext:value-type="float">
            <text:p>5.276</text:p>
          </table:table-cell>
          <table:table-cell table:formula="of:=[.D70]-[.H70]" office:value-type="float" office:value="34578.8503343977" calcext:value-type="float">
            <text:p>34.5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G70]" office:value-type="float" office:value="1685740.6315013" calcext:value-type="float">
            <text:p>1.685.741</text:p>
          </table:table-cell>
          <table:table-cell table:formula="of:=[.$F$2]*[.B71]" office:value-type="float" office:value="3202.90719985248" calcext:value-type="float">
            <text:p>3.203</text:p>
          </table:table-cell>
          <table:table-cell table:formula="of:=[.$B$8]+[.C71]" office:value-type="float" office:value="39817.8888234295" calcext:value-type="float">
            <text:p>39.818</text:p>
          </table:table-cell>
          <table:table-cell table:formula="of:=[.$C$4]*[.B71]" office:value-type="float" office:value="16857.406315013" calcext:value-type="float">
            <text:p>16.857</text:p>
          </table:table-cell>
          <table:table-cell table:formula="of:=[.$B$8]-[.E71]" office:value-type="float" office:value="19757.5753085639" calcext:value-type="float">
            <text:p>19.758</text:p>
          </table:table-cell>
          <table:table-cell table:formula="of:=[.B71]-[.F71]" office:value-type="float" office:value="1665983.05619274" calcext:value-type="float">
            <text:p>1.665.983</text:p>
          </table:table-cell>
          <table:table-cell table:formula="of:=[.$E$3]*([.E71]+[.C71])" office:value-type="float" office:value="5215.68151386503" calcext:value-type="float">
            <text:p>5.216</text:p>
          </table:table-cell>
          <table:table-cell table:formula="of:=[.D71]-[.H71]" office:value-type="float" office:value="34602.2073095644" calcext:value-type="float">
            <text:p>34.6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G71]" office:value-type="float" office:value="1665983.05619274" calcext:value-type="float">
            <text:p>1.665.983</text:p>
          </table:table-cell>
          <table:table-cell table:formula="of:=[.$F$2]*[.B72]" office:value-type="float" office:value="3165.36780676621" calcext:value-type="float">
            <text:p>3.165</text:p>
          </table:table-cell>
          <table:table-cell table:formula="of:=[.$B$8]+[.C72]" office:value-type="float" office:value="39780.3494303432" calcext:value-type="float">
            <text:p>39.780</text:p>
          </table:table-cell>
          <table:table-cell table:formula="of:=[.$C$4]*[.B72]" office:value-type="float" office:value="16659.8305619274" calcext:value-type="float">
            <text:p>16.660</text:p>
          </table:table-cell>
          <table:table-cell table:formula="of:=[.$B$8]-[.E72]" office:value-type="float" office:value="19955.1510616496" calcext:value-type="float">
            <text:p>19.955</text:p>
          </table:table-cell>
          <table:table-cell table:formula="of:=[.B72]-[.F72]" office:value-type="float" office:value="1646027.90513109" calcext:value-type="float">
            <text:p>1.646.028</text:p>
          </table:table-cell>
          <table:table-cell table:formula="of:=[.$E$3]*([.E72]+[.C72])" office:value-type="float" office:value="5154.55157586034" calcext:value-type="float">
            <text:p>5.155</text:p>
          </table:table-cell>
          <table:table-cell table:formula="of:=[.D72]-[.H72]" office:value-type="float" office:value="34625.7978544828" calcext:value-type="float">
            <text:p>34.6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G72]" office:value-type="float" office:value="1646027.90513109" calcext:value-type="float">
            <text:p>1.646.028</text:p>
          </table:table-cell>
          <table:table-cell table:formula="of:=[.$F$2]*[.B73]" office:value-type="float" office:value="3127.45301974907" calcext:value-type="float">
            <text:p>3.127</text:p>
          </table:table-cell>
          <table:table-cell table:formula="of:=[.$B$8]+[.C73]" office:value-type="float" office:value="39742.434643326" calcext:value-type="float">
            <text:p>39.742</text:p>
          </table:table-cell>
          <table:table-cell table:formula="of:=[.$C$4]*[.B73]" office:value-type="float" office:value="16460.2790513109" calcext:value-type="float">
            <text:p>16.460</text:p>
          </table:table-cell>
          <table:table-cell table:formula="of:=[.$B$8]-[.E73]" office:value-type="float" office:value="20154.7025722661" calcext:value-type="float">
            <text:p>20.155</text:p>
          </table:table-cell>
          <table:table-cell table:formula="of:=[.B73]-[.F73]" office:value-type="float" office:value="1625873.20255882" calcext:value-type="float">
            <text:p>1.625.873</text:p>
          </table:table-cell>
          <table:table-cell table:formula="of:=[.$E$3]*([.E73]+[.C73])" office:value-type="float" office:value="5092.81033847559" calcext:value-type="float">
            <text:p>5.093</text:p>
          </table:table-cell>
          <table:table-cell table:formula="of:=[.D73]-[.H73]" office:value-type="float" office:value="34649.6243048505" calcext:value-type="float">
            <text:p>34.6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G73]" office:value-type="float" office:value="1625873.20255882" calcext:value-type="float">
            <text:p>1.625.873</text:p>
          </table:table-cell>
          <table:table-cell table:formula="of:=[.$F$2]*[.B74]" office:value-type="float" office:value="3089.15908486177" calcext:value-type="float">
            <text:p>3.089</text:p>
          </table:table-cell>
          <table:table-cell table:formula="of:=[.$B$8]+[.C74]" office:value-type="float" office:value="39704.1407084387" calcext:value-type="float">
            <text:p>39.704</text:p>
          </table:table-cell>
          <table:table-cell table:formula="of:=[.$C$4]*[.B74]" office:value-type="float" office:value="16258.7320255882" calcext:value-type="float">
            <text:p>16.259</text:p>
          </table:table-cell>
          <table:table-cell table:formula="of:=[.$B$8]-[.E74]" office:value-type="float" office:value="20356.2495979887" calcext:value-type="float">
            <text:p>20.356</text:p>
          </table:table-cell>
          <table:table-cell table:formula="of:=[.B74]-[.F74]" office:value-type="float" office:value="1605516.95296084" calcext:value-type="float">
            <text:p>1.605.517</text:p>
          </table:table-cell>
          <table:table-cell table:formula="of:=[.$E$3]*([.E74]+[.C74])" office:value-type="float" office:value="5030.451688717" calcext:value-type="float">
            <text:p>5.030</text:p>
          </table:table-cell>
          <table:table-cell table:formula="of:=[.D74]-[.H74]" office:value-type="float" office:value="34673.6890197217" calcext:value-type="float">
            <text:p>34.6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G74]" office:value-type="float" office:value="1605516.95296084" calcext:value-type="float">
            <text:p>1.605.517</text:p>
          </table:table-cell>
          <table:table-cell table:formula="of:=[.$F$2]*[.B75]" office:value-type="float" office:value="3050.48221062559" calcext:value-type="float">
            <text:p>3.050</text:p>
          </table:table-cell>
          <table:table-cell table:formula="of:=[.$B$8]+[.C75]" office:value-type="float" office:value="39665.4638342026" calcext:value-type="float">
            <text:p>39.665</text:p>
          </table:table-cell>
          <table:table-cell table:formula="of:=[.$C$4]*[.B75]" office:value-type="float" office:value="16055.1695296084" calcext:value-type="float">
            <text:p>16.055</text:p>
          </table:table-cell>
          <table:table-cell table:formula="of:=[.$B$8]-[.E75]" office:value-type="float" office:value="20559.8120939686" calcext:value-type="float">
            <text:p>20.560</text:p>
          </table:table-cell>
          <table:table-cell table:formula="of:=[.B75]-[.F75]" office:value-type="float" office:value="1584957.14086687" calcext:value-type="float">
            <text:p>1.584.957</text:p>
          </table:table-cell>
          <table:table-cell table:formula="of:=[.$E$3]*([.E75]+[.C75])" office:value-type="float" office:value="4967.46945246082" calcext:value-type="float">
            <text:p>4.967</text:p>
          </table:table-cell>
          <table:table-cell table:formula="of:=[.D75]-[.H75]" office:value-type="float" office:value="34697.9943817417" calcext:value-type="float">
            <text:p>34.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G75]" office:value-type="float" office:value="1584957.14086687" calcext:value-type="float">
            <text:p>1.584.957</text:p>
          </table:table-cell>
          <table:table-cell table:formula="of:=[.$F$2]*[.B76]" office:value-type="float" office:value="3011.41856764705" calcext:value-type="float">
            <text:p>3.011</text:p>
          </table:table-cell>
          <table:table-cell table:formula="of:=[.$B$8]+[.C76]" office:value-type="float" office:value="39626.400191224" calcext:value-type="float">
            <text:p>39.626</text:p>
          </table:table-cell>
          <table:table-cell table:formula="of:=[.$C$4]*[.B76]" office:value-type="float" office:value="15849.5714086687" calcext:value-type="float">
            <text:p>15.850</text:p>
          </table:table-cell>
          <table:table-cell table:formula="of:=[.$B$8]-[.E76]" office:value-type="float" office:value="20765.4102149083" calcext:value-type="float">
            <text:p>20.765</text:p>
          </table:table-cell>
          <table:table-cell table:formula="of:=[.B76]-[.F76]" office:value-type="float" office:value="1564191.73065196" calcext:value-type="float">
            <text:p>1.564.192</text:p>
          </table:table-cell>
          <table:table-cell table:formula="of:=[.$E$3]*([.E76]+[.C76])" office:value-type="float" office:value="4903.85739384208" calcext:value-type="float">
            <text:p>4.904</text:p>
          </table:table-cell>
          <table:table-cell table:formula="of:=[.D76]-[.H76]" office:value-type="float" office:value="34722.5427973819" calcext:value-type="float">
            <text:p>34.7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G76]" office:value-type="float" office:value="1564191.73065196" calcext:value-type="float">
            <text:p>1.564.192</text:p>
          </table:table-cell>
          <table:table-cell table:formula="of:=[.$F$2]*[.B77]" office:value-type="float" office:value="2971.96428823872" calcext:value-type="float">
            <text:p>2.972</text:p>
          </table:table-cell>
          <table:table-cell table:formula="of:=[.$B$8]+[.C77]" office:value-type="float" office:value="39586.9459118157" calcext:value-type="float">
            <text:p>39.587</text:p>
          </table:table-cell>
          <table:table-cell table:formula="of:=[.$C$4]*[.B77]" office:value-type="float" office:value="15641.9173065196" calcext:value-type="float">
            <text:p>15.642</text:p>
          </table:table-cell>
          <table:table-cell table:formula="of:=[.$B$8]-[.E77]" office:value-type="float" office:value="20973.0643170574" calcext:value-type="float">
            <text:p>20.973</text:p>
          </table:table-cell>
          <table:table-cell table:formula="of:=[.B77]-[.F77]" office:value-type="float" office:value="1543218.6663349" calcext:value-type="float">
            <text:p>1.543.219</text:p>
          </table:table-cell>
          <table:table-cell table:formula="of:=[.$E$3]*([.E77]+[.C77])" office:value-type="float" office:value="4839.60921463716" calcext:value-type="float">
            <text:p>4.840</text:p>
          </table:table-cell>
          <table:table-cell table:formula="of:=[.D77]-[.H77]" office:value-type="float" office:value="34747.3366971785" calcext:value-type="float">
            <text:p>34.7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G77]" office:value-type="float" office:value="1543218.6663349" calcext:value-type="float">
            <text:p>1.543.219</text:p>
          </table:table-cell>
          <table:table-cell table:formula="of:=[.$F$2]*[.B78]" office:value-type="float" office:value="2932.11546603631" calcext:value-type="float">
            <text:p>2.932</text:p>
          </table:table-cell>
          <table:table-cell table:formula="of:=[.$B$8]+[.C78]" office:value-type="float" office:value="39547.0970896133" calcext:value-type="float">
            <text:p>39.547</text:p>
          </table:table-cell>
          <table:table-cell table:formula="of:=[.$C$4]*[.B78]" office:value-type="float" office:value="15432.186663349" calcext:value-type="float">
            <text:p>15.432</text:p>
          </table:table-cell>
          <table:table-cell table:formula="of:=[.$B$8]-[.E78]" office:value-type="float" office:value="21182.794960228" calcext:value-type="float">
            <text:p>21.183</text:p>
          </table:table-cell>
          <table:table-cell table:formula="of:=[.B78]-[.F78]" office:value-type="float" office:value="1522035.87137467" calcext:value-type="float">
            <text:p>1.522.036</text:p>
          </table:table-cell>
          <table:table-cell table:formula="of:=[.$E$3]*([.E78]+[.C78])" office:value-type="float" office:value="4774.71855364018" calcext:value-type="float">
            <text:p>4.775</text:p>
          </table:table-cell>
          <table:table-cell table:formula="of:=[.D78]-[.H78]" office:value-type="float" office:value="34772.3785359731" calcext:value-type="float">
            <text:p>34.77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G78]" office:value-type="float" office:value="1522035.87137467" calcext:value-type="float">
            <text:p>1.522.036</text:p>
          </table:table-cell>
          <table:table-cell table:formula="of:=[.$F$2]*[.B79]" office:value-type="float" office:value="2891.86815561188" calcext:value-type="float">
            <text:p>2.892</text:p>
          </table:table-cell>
          <table:table-cell table:formula="of:=[.$B$8]+[.C79]" office:value-type="float" office:value="39506.8497791889" calcext:value-type="float">
            <text:p>39.507</text:p>
          </table:table-cell>
          <table:table-cell table:formula="of:=[.$C$4]*[.B79]" office:value-type="float" office:value="15220.3587137467" calcext:value-type="float">
            <text:p>15.220</text:p>
          </table:table-cell>
          <table:table-cell table:formula="of:=[.$B$8]-[.E79]" office:value-type="float" office:value="21394.6229098303" calcext:value-type="float">
            <text:p>21.395</text:p>
          </table:table-cell>
          <table:table-cell table:formula="of:=[.B79]-[.F79]" office:value-type="float" office:value="1500641.24846484" calcext:value-type="float">
            <text:p>1.500.641</text:p>
          </table:table-cell>
          <table:table-cell table:formula="of:=[.$E$3]*([.E79]+[.C79])" office:value-type="float" office:value="4709.17898603324" calcext:value-type="float">
            <text:p>4.709</text:p>
          </table:table-cell>
          <table:table-cell table:formula="of:=[.D79]-[.H79]" office:value-type="float" office:value="34797.6707931556" calcext:value-type="float">
            <text:p>34.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G79]" office:value-type="float" office:value="1500641.24846484" calcext:value-type="float">
            <text:p>1.500.641</text:p>
          </table:table-cell>
          <table:table-cell table:formula="of:=[.$F$2]*[.B80]" office:value-type="float" office:value="2851.2183720832" calcext:value-type="float">
            <text:p>2.851</text:p>
          </table:table-cell>
          <table:table-cell table:formula="of:=[.$B$8]+[.C80]" office:value-type="float" office:value="39466.1999956602" calcext:value-type="float">
            <text:p>39.466</text:p>
          </table:table-cell>
          <table:table-cell table:formula="of:=[.$C$4]*[.B80]" office:value-type="float" office:value="15006.4124846484" calcext:value-type="float">
            <text:p>15.006</text:p>
          </table:table-cell>
          <table:table-cell table:formula="of:=[.$B$8]-[.E80]" office:value-type="float" office:value="21608.5691389286" calcext:value-type="float">
            <text:p>21.609</text:p>
          </table:table-cell>
          <table:table-cell table:formula="of:=[.B80]-[.F80]" office:value-type="float" office:value="1479032.67932591" calcext:value-type="float">
            <text:p>1.479.033</text:p>
          </table:table-cell>
          <table:table-cell table:formula="of:=[.$E$3]*([.E80]+[.C80])" office:value-type="float" office:value="4642.98402275022" calcext:value-type="float">
            <text:p>4.643</text:p>
          </table:table-cell>
          <table:table-cell table:formula="of:=[.D80]-[.H80]" office:value-type="float" office:value="34823.21597291" calcext:value-type="float">
            <text:p>34.8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G80]" office:value-type="float" office:value="1479032.67932591" calcext:value-type="float">
            <text:p>1.479.033</text:p>
          </table:table-cell>
          <table:table-cell table:formula="of:=[.$F$2]*[.B81]" office:value-type="float" office:value="2810.16209071924" calcext:value-type="float">
            <text:p>2.810</text:p>
          </table:table-cell>
          <table:table-cell table:formula="of:=[.$B$8]+[.C81]" office:value-type="float" office:value="39425.1437142962" calcext:value-type="float">
            <text:p>39.425</text:p>
          </table:table-cell>
          <table:table-cell table:formula="of:=[.$C$4]*[.B81]" office:value-type="float" office:value="14790.3267932591" calcext:value-type="float">
            <text:p>14.790</text:p>
          </table:table-cell>
          <table:table-cell table:formula="of:=[.$B$8]-[.E81]" office:value-type="float" office:value="21824.6548303178" calcext:value-type="float">
            <text:p>21.825</text:p>
          </table:table-cell>
          <table:table-cell table:formula="of:=[.B81]-[.F81]" office:value-type="float" office:value="1457208.0244956" calcext:value-type="float">
            <text:p>1.457.208</text:p>
          </table:table-cell>
          <table:table-cell table:formula="of:=[.$E$3]*([.E81]+[.C81])" office:value-type="float" office:value="4576.12710983438" calcext:value-type="float">
            <text:p>4.576</text:p>
          </table:table-cell>
          <table:table-cell table:formula="of:=[.D81]-[.H81]" office:value-type="float" office:value="34849.0166044618" calcext:value-type="float">
            <text:p>34.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G81]" office:value-type="float" office:value="1457208.0244956" calcext:value-type="float">
            <text:p>1.457.208</text:p>
          </table:table-cell>
          <table:table-cell table:formula="of:=[.$F$2]*[.B82]" office:value-type="float" office:value="2768.69524654163" calcext:value-type="float">
            <text:p>2.769</text:p>
          </table:table-cell>
          <table:table-cell table:formula="of:=[.$B$8]+[.C82]" office:value-type="float" office:value="39383.6768701186" calcext:value-type="float">
            <text:p>39.384</text:p>
          </table:table-cell>
          <table:table-cell table:formula="of:=[.$C$4]*[.B82]" office:value-type="float" office:value="14572.080244956" calcext:value-type="float">
            <text:p>14.572</text:p>
          </table:table-cell>
          <table:table-cell table:formula="of:=[.$B$8]-[.E82]" office:value-type="float" office:value="22042.901378621" calcext:value-type="float">
            <text:p>22.043</text:p>
          </table:table-cell>
          <table:table-cell table:formula="of:=[.B82]-[.F82]" office:value-type="float" office:value="1435165.12311697" calcext:value-type="float">
            <text:p>1.435.165</text:p>
          </table:table-cell>
          <table:table-cell table:formula="of:=[.$E$3]*([.E82]+[.C82])" office:value-type="float" office:value="4508.60162778937" calcext:value-type="float">
            <text:p>4.509</text:p>
          </table:table-cell>
          <table:table-cell table:formula="of:=[.D82]-[.H82]" office:value-type="float" office:value="34875.0752423292" calcext:value-type="float">
            <text:p>34.8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G82]" office:value-type="float" office:value="1435165.12311697" calcext:value-type="float">
            <text:p>1.435.165</text:p>
          </table:table-cell>
          <table:table-cell table:formula="of:=[.$F$2]*[.B83]" office:value-type="float" office:value="2726.81373392225" calcext:value-type="float">
            <text:p>2.727</text:p>
          </table:table-cell>
          <table:table-cell table:formula="of:=[.$B$8]+[.C83]" office:value-type="float" office:value="39341.7953574992" calcext:value-type="float">
            <text:p>39.342</text:p>
          </table:table-cell>
          <table:table-cell table:formula="of:=[.$C$4]*[.B83]" office:value-type="float" office:value="14351.6512311697" calcext:value-type="float">
            <text:p>14.352</text:p>
          </table:table-cell>
          <table:table-cell table:formula="of:=[.$B$8]-[.E83]" office:value-type="float" office:value="22263.3303924072" calcext:value-type="float">
            <text:p>22.263</text:p>
          </table:table-cell>
          <table:table-cell table:formula="of:=[.B83]-[.F83]" office:value-type="float" office:value="1412901.79272457" calcext:value-type="float">
            <text:p>1.412.902</text:p>
          </table:table-cell>
          <table:table-cell table:formula="of:=[.$E$3]*([.E83]+[.C83])" office:value-type="float" office:value="4440.40089092392" calcext:value-type="float">
            <text:p>4.440</text:p>
          </table:table-cell>
          <table:table-cell table:formula="of:=[.D83]-[.H83]" office:value-type="float" office:value="34901.3944665753" calcext:value-type="float">
            <text:p>34.9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G83]" office:value-type="float" office:value="1412901.79272457" calcext:value-type="float">
            <text:p>1.412.902</text:p>
          </table:table-cell>
          <table:table-cell table:formula="of:=[.$F$2]*[.B84]" office:value-type="float" office:value="2684.51340617668" calcext:value-type="float">
            <text:p>2.685</text:p>
          </table:table-cell>
          <table:table-cell table:formula="of:=[.$B$8]+[.C84]" office:value-type="float" office:value="39299.4950297537" calcext:value-type="float">
            <text:p>39.299</text:p>
          </table:table-cell>
          <table:table-cell table:formula="of:=[.$C$4]*[.B84]" office:value-type="float" office:value="14129.0179272457" calcext:value-type="float">
            <text:p>14.129</text:p>
          </table:table-cell>
          <table:table-cell table:formula="of:=[.$B$8]-[.E84]" office:value-type="float" office:value="22485.9636963313" calcext:value-type="float">
            <text:p>22.486</text:p>
          </table:table-cell>
          <table:table-cell table:formula="of:=[.B84]-[.F84]" office:value-type="float" office:value="1390415.82902824" calcext:value-type="float">
            <text:p>1.390.416</text:p>
          </table:table-cell>
          <table:table-cell table:formula="of:=[.$E$3]*([.E84]+[.C84])" office:value-type="float" office:value="4371.51814668981" calcext:value-type="float">
            <text:p>4.372</text:p>
          </table:table-cell>
          <table:table-cell table:formula="of:=[.D84]-[.H84]" office:value-type="float" office:value="34927.9768830638" calcext:value-type="float">
            <text:p>34.9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G84]" office:value-type="float" office:value="1390415.82902824" calcext:value-type="float">
            <text:p>1.390.416</text:p>
          </table:table-cell>
          <table:table-cell table:formula="of:=[.$F$2]*[.B85]" office:value-type="float" office:value="2641.79007515365" calcext:value-type="float">
            <text:p>2.642</text:p>
          </table:table-cell>
          <table:table-cell table:formula="of:=[.$B$8]+[.C85]" office:value-type="float" office:value="39256.7716987306" calcext:value-type="float">
            <text:p>39.257</text:p>
          </table:table-cell>
          <table:table-cell table:formula="of:=[.$C$4]*[.B85]" office:value-type="float" office:value="13904.1582902824" calcext:value-type="float">
            <text:p>13.904</text:p>
          </table:table-cell>
          <table:table-cell table:formula="of:=[.$B$8]-[.E85]" office:value-type="float" office:value="22710.8233332946" calcext:value-type="float">
            <text:p>22.711</text:p>
          </table:table-cell>
          <table:table-cell table:formula="of:=[.B85]-[.F85]" office:value-type="float" office:value="1367705.00569494" calcext:value-type="float">
            <text:p>1.367.705</text:p>
          </table:table-cell>
          <table:table-cell table:formula="of:=[.$E$3]*([.E85]+[.C85])" office:value-type="float" office:value="4301.94657501336" calcext:value-type="float">
            <text:p>4.302</text:p>
          </table:table-cell>
          <table:table-cell table:formula="of:=[.D85]-[.H85]" office:value-type="float" office:value="34954.8251237173" calcext:value-type="float">
            <text:p>34.9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G85]" office:value-type="float" office:value="1367705.00569494" calcext:value-type="float">
            <text:p>1.367.705</text:p>
          </table:table-cell>
          <table:table-cell table:formula="of:=[.$F$2]*[.B86]" office:value-type="float" office:value="2598.63951082039" calcext:value-type="float">
            <text:p>2.599</text:p>
          </table:table-cell>
          <table:table-cell table:formula="of:=[.$B$8]+[.C86]" office:value-type="float" office:value="39213.6211343974" calcext:value-type="float">
            <text:p>39.214</text:p>
          </table:table-cell>
          <table:table-cell table:formula="of:=[.$C$4]*[.B86]" office:value-type="float" office:value="13677.0500569494" calcext:value-type="float">
            <text:p>13.677</text:p>
          </table:table-cell>
          <table:table-cell table:formula="of:=[.$B$8]-[.E86]" office:value-type="float" office:value="22937.9315666276" calcext:value-type="float">
            <text:p>22.938</text:p>
          </table:table-cell>
          <table:table-cell table:formula="of:=[.B86]-[.F86]" office:value-type="float" office:value="1344767.07412831" calcext:value-type="float">
            <text:p>1.344.767</text:p>
          </table:table-cell>
          <table:table-cell table:formula="of:=[.$E$3]*([.E86]+[.C86])" office:value-type="float" office:value="4231.67928762015" calcext:value-type="float">
            <text:p>4.232</text:p>
          </table:table-cell>
          <table:table-cell table:formula="of:=[.D86]-[.H86]" office:value-type="float" office:value="34981.9418467772" calcext:value-type="float">
            <text:p>34.9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G86]" office:value-type="float" office:value="1344767.07412831" calcext:value-type="float">
            <text:p>1.344.767</text:p>
          </table:table-cell>
          <table:table-cell table:formula="of:=[.$F$2]*[.B87]" office:value-type="float" office:value="2555.0574408438" calcext:value-type="float">
            <text:p>2.555</text:p>
          </table:table-cell>
          <table:table-cell table:formula="of:=[.$B$8]+[.C87]" office:value-type="float" office:value="39170.0390644208" calcext:value-type="float">
            <text:p>39.170</text:p>
          </table:table-cell>
          <table:table-cell table:formula="of:=[.$C$4]*[.B87]" office:value-type="float" office:value="13447.6707412831" calcext:value-type="float">
            <text:p>13.448</text:p>
          </table:table-cell>
          <table:table-cell table:formula="of:=[.$B$8]-[.E87]" office:value-type="float" office:value="23167.3108822938" calcext:value-type="float">
            <text:p>23.167</text:p>
          </table:table-cell>
          <table:table-cell table:formula="of:=[.B87]-[.F87]" office:value-type="float" office:value="1321599.76324602" calcext:value-type="float">
            <text:p>1.321.600</text:p>
          </table:table-cell>
          <table:table-cell table:formula="of:=[.$E$3]*([.E87]+[.C87])" office:value-type="float" office:value="4160.709327353" calcext:value-type="float">
            <text:p>4.161</text:p>
          </table:table-cell>
          <table:table-cell table:formula="of:=[.D87]-[.H87]" office:value-type="float" office:value="35009.3297370678" calcext:value-type="float">
            <text:p>35.00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G87]" office:value-type="float" office:value="1321599.76324602" calcext:value-type="float">
            <text:p>1.321.600</text:p>
          </table:table-cell>
          <table:table-cell table:formula="of:=[.$F$2]*[.B88]" office:value-type="float" office:value="2511.03955016744" calcext:value-type="float">
            <text:p>2.511</text:p>
          </table:table-cell>
          <table:table-cell table:formula="of:=[.$B$8]+[.C88]" office:value-type="float" office:value="39126.0211737444" calcext:value-type="float">
            <text:p>39.126</text:p>
          </table:table-cell>
          <table:table-cell table:formula="of:=[.$C$4]*[.B88]" office:value-type="float" office:value="13215.9976324602" calcext:value-type="float">
            <text:p>13.216</text:p>
          </table:table-cell>
          <table:table-cell table:formula="of:=[.$B$8]-[.E88]" office:value-type="float" office:value="23398.9839911168" calcext:value-type="float">
            <text:p>23.399</text:p>
          </table:table-cell>
          <table:table-cell table:formula="of:=[.B88]-[.F88]" office:value-type="float" office:value="1298200.7792549" calcext:value-type="float">
            <text:p>1.298.201</text:p>
          </table:table-cell>
          <table:table-cell table:formula="of:=[.$E$3]*([.E88]+[.C88])" office:value-type="float" office:value="4089.02966748319" calcext:value-type="float">
            <text:p>4.089</text:p>
          </table:table-cell>
          <table:table-cell table:formula="of:=[.D88]-[.H88]" office:value-type="float" office:value="35036.9915062612" calcext:value-type="float">
            <text:p>35.0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G88]" office:value-type="float" office:value="1298200.7792549" calcext:value-type="float">
            <text:p>1.298.201</text:p>
          </table:table-cell>
          <table:table-cell table:formula="of:=[.$F$2]*[.B89]" office:value-type="float" office:value="2466.58148058432" calcext:value-type="float">
            <text:p>2.467</text:p>
          </table:table-cell>
          <table:table-cell table:formula="of:=[.$B$8]+[.C89]" office:value-type="float" office:value="39081.5631041613" calcext:value-type="float">
            <text:p>39.082</text:p>
          </table:table-cell>
          <table:table-cell table:formula="of:=[.$C$4]*[.B89]" office:value-type="float" office:value="12982.007792549" calcext:value-type="float">
            <text:p>12.982</text:p>
          </table:table-cell>
          <table:table-cell table:formula="of:=[.$B$8]-[.E89]" office:value-type="float" office:value="23632.9738310279" calcext:value-type="float">
            <text:p>23.633</text:p>
          </table:table-cell>
          <table:table-cell table:formula="of:=[.B89]-[.F89]" office:value-type="float" office:value="1274567.80542388" calcext:value-type="float">
            <text:p>1.274.568</text:p>
          </table:table-cell>
          <table:table-cell table:formula="of:=[.$E$3]*([.E89]+[.C89])" office:value-type="float" office:value="4016.63321101467" calcext:value-type="float">
            <text:p>4.017</text:p>
          </table:table-cell>
          <table:table-cell table:formula="of:=[.D89]-[.H89]" office:value-type="float" office:value="35064.9298931466" calcext:value-type="float">
            <text:p>35.0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G89]" office:value-type="float" office:value="1274567.80542388" calcext:value-type="float">
            <text:p>1.274.568</text:p>
          </table:table-cell>
          <table:table-cell table:formula="of:=[.$F$2]*[.B90]" office:value-type="float" office:value="2421.67883030536" calcext:value-type="float">
            <text:p>2.422</text:p>
          </table:table-cell>
          <table:table-cell table:formula="of:=[.$B$8]+[.C90]" office:value-type="float" office:value="39036.6604538823" calcext:value-type="float">
            <text:p>39.037</text:p>
          </table:table-cell>
          <table:table-cell table:formula="of:=[.$C$4]*[.B90]" office:value-type="float" office:value="12745.6780542388" calcext:value-type="float">
            <text:p>12.746</text:p>
          </table:table-cell>
          <table:table-cell table:formula="of:=[.$B$8]-[.E90]" office:value-type="float" office:value="23869.3035693382" calcext:value-type="float">
            <text:p>23.869</text:p>
          </table:table-cell>
          <table:table-cell table:formula="of:=[.B90]-[.F90]" office:value-type="float" office:value="1250698.50185454" calcext:value-type="float">
            <text:p>1.250.699</text:p>
          </table:table-cell>
          <table:table-cell table:formula="of:=[.$E$3]*([.E90]+[.C90])" office:value-type="float" office:value="3943.51278998147" calcext:value-type="float">
            <text:p>3.944</text:p>
          </table:table-cell>
          <table:table-cell table:formula="of:=[.D90]-[.H90]" office:value-type="float" office:value="35093.1476639009" calcext:value-type="float">
            <text:p>35.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G90]" office:value-type="float" office:value="1250698.50185454" calcext:value-type="float">
            <text:p>1.250.699</text:p>
          </table:table-cell>
          <table:table-cell table:formula="of:=[.$F$2]*[.B91]" office:value-type="float" office:value="2376.32715352362" calcext:value-type="float">
            <text:p>2.376</text:p>
          </table:table-cell>
          <table:table-cell table:formula="of:=[.$B$8]+[.C91]" office:value-type="float" office:value="38991.3087771006" calcext:value-type="float">
            <text:p>38.991</text:p>
          </table:table-cell>
          <table:table-cell table:formula="of:=[.$C$4]*[.B91]" office:value-type="float" office:value="12506.9850185454" calcext:value-type="float">
            <text:p>12.507</text:p>
          </table:table-cell>
          <table:table-cell table:formula="of:=[.$B$8]-[.E91]" office:value-type="float" office:value="24107.9966050316" calcext:value-type="float">
            <text:p>24.108</text:p>
          </table:table-cell>
          <table:table-cell table:formula="of:=[.B91]-[.F91]" office:value-type="float" office:value="1226590.50524951" calcext:value-type="float">
            <text:p>1.226.591</text:p>
          </table:table-cell>
          <table:table-cell table:formula="of:=[.$E$3]*([.E91]+[.C91])" office:value-type="float" office:value="3869.66116473794" calcext:value-type="float">
            <text:p>3.870</text:p>
          </table:table-cell>
          <table:table-cell table:formula="of:=[.D91]-[.H91]" office:value-type="float" office:value="35121.6476123627" calcext:value-type="float">
            <text:p>35.1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G91]" office:value-type="float" office:value="1226590.50524951" calcext:value-type="float">
            <text:p>1.226.591</text:p>
          </table:table-cell>
          <table:table-cell table:formula="of:=[.$F$2]*[.B92]" office:value-type="float" office:value="2330.52195997406" calcext:value-type="float">
            <text:p>2.331</text:p>
          </table:table-cell>
          <table:table-cell table:formula="of:=[.$B$8]+[.C92]" office:value-type="float" office:value="38945.503583551" calcext:value-type="float">
            <text:p>38.946</text:p>
          </table:table-cell>
          <table:table-cell table:formula="of:=[.$C$4]*[.B92]" office:value-type="float" office:value="12265.9050524951" calcext:value-type="float">
            <text:p>12.266</text:p>
          </table:table-cell>
          <table:table-cell table:formula="of:=[.$B$8]-[.E92]" office:value-type="float" office:value="24349.0765710819" calcext:value-type="float">
            <text:p>24.349</text:p>
          </table:table-cell>
          <table:table-cell table:formula="of:=[.B92]-[.F92]" office:value-type="float" office:value="1202241.42867842" calcext:value-type="float">
            <text:p>1.202.241</text:p>
          </table:table-cell>
          <table:table-cell table:formula="of:=[.$E$3]*([.E92]+[.C92])" office:value-type="float" office:value="3795.07102324197" calcext:value-type="float">
            <text:p>3.795</text:p>
          </table:table-cell>
          <table:table-cell table:formula="of:=[.D92]-[.H92]" office:value-type="float" office:value="35150.4325603091" calcext:value-type="float">
            <text:p>35.1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G92]" office:value-type="float" office:value="1202241.42867842" calcext:value-type="float">
            <text:p>1.202.241</text:p>
          </table:table-cell>
          <table:table-cell table:formula="of:=[.$F$2]*[.B93]" office:value-type="float" office:value="2284.25871448901" calcext:value-type="float">
            <text:p>2.284</text:p>
          </table:table-cell>
          <table:table-cell table:formula="of:=[.$B$8]+[.C93]" office:value-type="float" office:value="38899.240338066" calcext:value-type="float">
            <text:p>38.899</text:p>
          </table:table-cell>
          <table:table-cell table:formula="of:=[.$C$4]*[.B93]" office:value-type="float" office:value="12022.4142867842" calcext:value-type="float">
            <text:p>12.022</text:p>
          </table:table-cell>
          <table:table-cell table:formula="of:=[.$B$8]-[.E93]" office:value-type="float" office:value="24592.5673367927" calcext:value-type="float">
            <text:p>24.593</text:p>
          </table:table-cell>
          <table:table-cell table:formula="of:=[.B93]-[.F93]" office:value-type="float" office:value="1177648.86134163" calcext:value-type="float">
            <text:p>1.177.649</text:p>
          </table:table-cell>
          <table:table-cell table:formula="of:=[.$E$3]*([.E93]+[.C93])" office:value-type="float" office:value="3719.73498033104" calcext:value-type="float">
            <text:p>3.720</text:p>
          </table:table-cell>
          <table:table-cell table:formula="of:=[.D93]-[.H93]" office:value-type="float" office:value="35179.5053577349" calcext:value-type="float">
            <text:p>35.1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G93]" office:value-type="float" office:value="1177648.86134163" calcext:value-type="float">
            <text:p>1.177.649</text:p>
          </table:table-cell>
          <table:table-cell table:formula="of:=[.$F$2]*[.B94]" office:value-type="float" office:value="2237.5328365491" calcext:value-type="float">
            <text:p>2.238</text:p>
          </table:table-cell>
          <table:table-cell table:formula="of:=[.$B$8]+[.C94]" office:value-type="float" office:value="38852.5144601261" calcext:value-type="float">
            <text:p>38.853</text:p>
          </table:table-cell>
          <table:table-cell table:formula="of:=[.$C$4]*[.B94]" office:value-type="float" office:value="11776.4886134163" calcext:value-type="float">
            <text:p>11.776</text:p>
          </table:table-cell>
          <table:table-cell table:formula="of:=[.$B$8]-[.E94]" office:value-type="float" office:value="24838.4930101607" calcext:value-type="float">
            <text:p>24.838</text:p>
          </table:table-cell>
          <table:table-cell table:formula="of:=[.B94]-[.F94]" office:value-type="float" office:value="1152810.36833147" calcext:value-type="float">
            <text:p>1.152.810</text:p>
          </table:table-cell>
          <table:table-cell table:formula="of:=[.$E$3]*([.E94]+[.C94])" office:value-type="float" office:value="3643.64557699101" calcext:value-type="float">
            <text:p>3.644</text:p>
          </table:table-cell>
          <table:table-cell table:formula="of:=[.D94]-[.H94]" office:value-type="float" office:value="35208.8688831351" calcext:value-type="float">
            <text:p>35.2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G94]" office:value-type="float" office:value="1152810.36833147" calcext:value-type="float">
            <text:p>1.152.810</text:p>
          </table:table-cell>
          <table:table-cell table:formula="of:=[.$F$2]*[.B95]" office:value-type="float" office:value="2190.33969982979" calcext:value-type="float">
            <text:p>2.190</text:p>
          </table:table-cell>
          <table:table-cell table:formula="of:=[.$B$8]+[.C95]" office:value-type="float" office:value="38805.3213234068" calcext:value-type="float">
            <text:p>38.805</text:p>
          </table:table-cell>
          <table:table-cell table:formula="of:=[.$C$4]*[.B95]" office:value-type="float" office:value="11528.1036833147" calcext:value-type="float">
            <text:p>11.528</text:p>
          </table:table-cell>
          <table:table-cell table:formula="of:=[.$B$8]-[.E95]" office:value-type="float" office:value="25086.8779402623" calcext:value-type="float">
            <text:p>25.087</text:p>
          </table:table-cell>
          <table:table-cell table:formula="of:=[.B95]-[.F95]" office:value-type="float" office:value="1127723.49039121" calcext:value-type="float">
            <text:p>1.127.723</text:p>
          </table:table-cell>
          <table:table-cell table:formula="of:=[.$E$3]*([.E95]+[.C95])" office:value-type="float" office:value="3566.79527961757" calcext:value-type="float">
            <text:p>3.567</text:p>
          </table:table-cell>
          <table:table-cell table:formula="of:=[.D95]-[.H95]" office:value-type="float" office:value="35238.5260437892" calcext:value-type="float">
            <text:p>35.2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G95]" office:value-type="float" office:value="1127723.49039121" calcext:value-type="float">
            <text:p>1.127.723</text:p>
          </table:table-cell>
          <table:table-cell table:formula="of:=[.$F$2]*[.B96]" office:value-type="float" office:value="2142.6746317433" calcext:value-type="float">
            <text:p>2.143</text:p>
          </table:table-cell>
          <table:table-cell table:formula="of:=[.$B$8]+[.C96]" office:value-type="float" office:value="38757.6562553203" calcext:value-type="float">
            <text:p>38.758</text:p>
          </table:table-cell>
          <table:table-cell table:formula="of:=[.$C$4]*[.B96]" office:value-type="float" office:value="11277.2349039121" calcext:value-type="float">
            <text:p>11.277</text:p>
          </table:table-cell>
          <table:table-cell table:formula="of:=[.$B$8]-[.E96]" office:value-type="float" office:value="25337.7467196649" calcext:value-type="float">
            <text:p>25.338</text:p>
          </table:table-cell>
          <table:table-cell table:formula="of:=[.B96]-[.F96]" office:value-type="float" office:value="1102385.74367154" calcext:value-type="float">
            <text:p>1.102.386</text:p>
          </table:table-cell>
          <table:table-cell table:formula="of:=[.$E$3]*([.E96]+[.C96])" office:value-type="float" office:value="3489.1764792704" calcext:value-type="float">
            <text:p>3.489</text:p>
          </table:table-cell>
          <table:table-cell table:formula="of:=[.D96]-[.H96]" office:value-type="float" office:value="35268.4797760499" calcext:value-type="float">
            <text:p>35.2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G96]" office:value-type="float" office:value="1102385.74367154" calcext:value-type="float">
            <text:p>1.102.386</text:p>
          </table:table-cell>
          <table:table-cell table:formula="of:=[.$F$2]*[.B97]" office:value-type="float" office:value="2094.53291297593" calcext:value-type="float">
            <text:p>2.095</text:p>
          </table:table-cell>
          <table:table-cell table:formula="of:=[.$B$8]+[.C97]" office:value-type="float" office:value="38709.5145365529" calcext:value-type="float">
            <text:p>38.710</text:p>
          </table:table-cell>
          <table:table-cell table:formula="of:=[.$C$4]*[.B97]" office:value-type="float" office:value="11023.8574367154" calcext:value-type="float">
            <text:p>11.024</text:p>
          </table:table-cell>
          <table:table-cell table:formula="of:=[.$B$8]-[.E97]" office:value-type="float" office:value="25591.1241868615" calcext:value-type="float">
            <text:p>25.591</text:p>
          </table:table-cell>
          <table:table-cell table:formula="of:=[.B97]-[.F97]" office:value-type="float" office:value="1076794.61948468" calcext:value-type="float">
            <text:p>1.076.795</text:p>
          </table:table-cell>
          <table:table-cell table:formula="of:=[.$E$3]*([.E97]+[.C97])" office:value-type="float" office:value="3410.78149091975" calcext:value-type="float">
            <text:p>3.411</text:p>
          </table:table-cell>
          <table:table-cell table:formula="of:=[.D97]-[.H97]" office:value-type="float" office:value="35298.7330456332" calcext:value-type="float">
            <text:p>35.2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G97]" office:value-type="float" office:value="1076794.61948468" calcext:value-type="float">
            <text:p>1.076.795</text:p>
          </table:table-cell>
          <table:table-cell table:formula="of:=[.$F$2]*[.B98]" office:value-type="float" office:value="2045.90977702089" calcext:value-type="float">
            <text:p>2.046</text:p>
          </table:table-cell>
          <table:table-cell table:formula="of:=[.$B$8]+[.C98]" office:value-type="float" office:value="38660.8914005979" calcext:value-type="float">
            <text:p>38.661</text:p>
          </table:table-cell>
          <table:table-cell table:formula="of:=[.$C$4]*[.B98]" office:value-type="float" office:value="10767.9461948468" calcext:value-type="float">
            <text:p>10.768</text:p>
          </table:table-cell>
          <table:table-cell table:formula="of:=[.$B$8]-[.E98]" office:value-type="float" office:value="25847.0354287302" calcext:value-type="float">
            <text:p>25.847</text:p>
          </table:table-cell>
          <table:table-cell table:formula="of:=[.B98]-[.F98]" office:value-type="float" office:value="1050947.58405595" calcext:value-type="float">
            <text:p>1.050.948</text:p>
          </table:table-cell>
          <table:table-cell table:formula="of:=[.$E$3]*([.E98]+[.C98])" office:value-type="float" office:value="3331.6025526856" calcext:value-type="float">
            <text:p>3.332</text:p>
          </table:table-cell>
          <table:table-cell table:formula="of:=[.D98]-[.H98]" office:value-type="float" office:value="35329.2888479123" calcext:value-type="float">
            <text:p>35.3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G98]" office:value-type="float" office:value="1050947.58405595" calcext:value-type="float">
            <text:p>1.050.948</text:p>
          </table:table-cell>
          <table:table-cell table:formula="of:=[.$F$2]*[.B99]" office:value-type="float" office:value="1996.80040970631" calcext:value-type="float">
            <text:p>1.997</text:p>
          </table:table-cell>
          <table:table-cell table:formula="of:=[.$B$8]+[.C99]" office:value-type="float" office:value="38611.7820332833" calcext:value-type="float">
            <text:p>38.612</text:p>
          </table:table-cell>
          <table:table-cell table:formula="of:=[.$C$4]*[.B99]" office:value-type="float" office:value="10509.4758405595" calcext:value-type="float">
            <text:p>10.509</text:p>
          </table:table-cell>
          <table:table-cell table:formula="of:=[.$B$8]-[.E99]" office:value-type="float" office:value="26105.5057830175" calcext:value-type="float">
            <text:p>26.106</text:p>
          </table:table-cell>
          <table:table-cell table:formula="of:=[.B99]-[.F99]" office:value-type="float" office:value="1024842.07827293" calcext:value-type="float">
            <text:p>1.024.842</text:p>
          </table:table-cell>
          <table:table-cell table:formula="of:=[.$E$3]*([.E99]+[.C99])" office:value-type="float" office:value="3251.63182506911" calcext:value-type="float">
            <text:p>3.252</text:p>
          </table:table-cell>
          <table:table-cell table:formula="of:=[.D99]-[.H99]" office:value-type="float" office:value="35360.1502082142" calcext:value-type="float">
            <text:p>35.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G99]" office:value-type="float" office:value="1024842.07827293" calcext:value-type="float">
            <text:p>1.024.842</text:p>
          </table:table-cell>
          <table:table-cell table:formula="of:=[.$F$2]*[.B100]" office:value-type="float" office:value="1947.19994871857" calcext:value-type="float">
            <text:p>1.947</text:p>
          </table:table-cell>
          <table:table-cell table:formula="of:=[.$B$8]+[.C100]" office:value-type="float" office:value="38562.1815722956" calcext:value-type="float">
            <text:p>38.562</text:p>
          </table:table-cell>
          <table:table-cell table:formula="of:=[.$C$4]*[.B100]" office:value-type="float" office:value="10248.4207827293" calcext:value-type="float">
            <text:p>10.248</text:p>
          </table:table-cell>
          <table:table-cell table:formula="of:=[.$B$8]-[.E100]" office:value-type="float" office:value="26366.5608408476" calcext:value-type="float">
            <text:p>26.367</text:p>
          </table:table-cell>
          <table:table-cell table:formula="of:=[.B100]-[.F100]" office:value-type="float" office:value="998475.517432086" calcext:value-type="float">
            <text:p>998.476</text:p>
          </table:table-cell>
          <table:table-cell table:formula="of:=[.$E$3]*([.E100]+[.C100])" office:value-type="float" office:value="3170.86139017646" calcext:value-type="float">
            <text:p>3.171</text:p>
          </table:table-cell>
          <table:table-cell table:formula="of:=[.D100]-[.H100]" office:value-type="float" office:value="35391.3201821191" calcext:value-type="float">
            <text:p>35.3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G100]" office:value-type="float" office:value="998475.517432086" calcext:value-type="float">
            <text:p>998.476</text:p>
          </table:table-cell>
          <table:table-cell table:formula="of:=[.$F$2]*[.B101]" office:value-type="float" office:value="1897.10348312096" calcext:value-type="float">
            <text:p>1.897</text:p>
          </table:table-cell>
          <table:table-cell table:formula="of:=[.$B$8]+[.C101]" office:value-type="float" office:value="38512.0851066979" calcext:value-type="float">
            <text:p>38.512</text:p>
          </table:table-cell>
          <table:table-cell table:formula="of:=[.$C$4]*[.B101]" office:value-type="float" office:value="9984.75517432086" calcext:value-type="float">
            <text:p>9.985</text:p>
          </table:table-cell>
          <table:table-cell table:formula="of:=[.$B$8]-[.E101]" office:value-type="float" office:value="26630.2264492561" calcext:value-type="float">
            <text:p>26.630</text:p>
          </table:table-cell>
          <table:table-cell table:formula="of:=[.B101]-[.F101]" office:value-type="float" office:value="971845.29098283" calcext:value-type="float">
            <text:p>971.845</text:p>
          </table:table-cell>
          <table:table-cell table:formula="of:=[.$E$3]*([.E101]+[.C101])" office:value-type="float" office:value="3089.28325093488" calcext:value-type="float">
            <text:p>3.089</text:p>
          </table:table-cell>
          <table:table-cell table:formula="of:=[.D101]-[.H101]" office:value-type="float" office:value="35422.8018557631" calcext:value-type="float">
            <text:p>35.4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G101]" office:value-type="float" office:value="971845.29098283" calcext:value-type="float">
            <text:p>971.845</text:p>
          </table:table-cell>
          <table:table-cell table:formula="of:=[.$F$2]*[.B102]" office:value-type="float" office:value="1846.50605286738" calcext:value-type="float">
            <text:p>1.847</text:p>
          </table:table-cell>
          <table:table-cell table:formula="of:=[.$B$8]+[.C102]" office:value-type="float" office:value="38461.4876764444" calcext:value-type="float">
            <text:p>38.461</text:p>
          </table:table-cell>
          <table:table-cell table:formula="of:=[.$C$4]*[.B102]" office:value-type="float" office:value="9718.4529098283" calcext:value-type="float">
            <text:p>9.718</text:p>
          </table:table-cell>
          <table:table-cell table:formula="of:=[.$B$8]-[.E102]" office:value-type="float" office:value="26896.5287137487" calcext:value-type="float">
            <text:p>26.897</text:p>
          </table:table-cell>
          <table:table-cell table:formula="of:=[.B102]-[.F102]" office:value-type="float" office:value="944948.762269081" calcext:value-type="float">
            <text:p>944.949</text:p>
          </table:table-cell>
          <table:table-cell table:formula="of:=[.$E$3]*([.E102]+[.C102])" office:value-type="float" office:value="3006.88933030088" calcext:value-type="float">
            <text:p>3.007</text:p>
          </table:table-cell>
          <table:table-cell table:formula="of:=[.D102]-[.H102]" office:value-type="float" office:value="35454.5983461435" calcext:value-type="float">
            <text:p>35.4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G102]" office:value-type="float" office:value="944948.762269081" calcext:value-type="float">
            <text:p>944.949</text:p>
          </table:table-cell>
          <table:table-cell table:formula="of:=[.$F$2]*[.B103]" office:value-type="float" office:value="1795.40264831125" calcext:value-type="float">
            <text:p>1.795</text:p>
          </table:table-cell>
          <table:table-cell table:formula="of:=[.$B$8]+[.C103]" office:value-type="float" office:value="38410.3842718882" calcext:value-type="float">
            <text:p>38.410</text:p>
          </table:table-cell>
          <table:table-cell table:formula="of:=[.$C$4]*[.B103]" office:value-type="float" office:value="9449.48762269082" calcext:value-type="float">
            <text:p>9.449</text:p>
          </table:table-cell>
          <table:table-cell table:formula="of:=[.$B$8]-[.E103]" office:value-type="float" office:value="27165.4940008862" calcext:value-type="float">
            <text:p>27.165</text:p>
          </table:table-cell>
          <table:table-cell table:formula="of:=[.B103]-[.F103]" office:value-type="float" office:value="917783.268268195" calcext:value-type="float">
            <text:p>917.783</text:p>
          </table:table-cell>
          <table:table-cell table:formula="of:=[.$E$3]*([.E103]+[.C103])" office:value-type="float" office:value="2923.67147046054" calcext:value-type="float">
            <text:p>2.924</text:p>
          </table:table-cell>
          <table:table-cell table:formula="of:=[.D103]-[.H103]" office:value-type="float" office:value="35486.7128014277" calcext:value-type="float">
            <text:p>35.4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G103]" office:value-type="float" office:value="917783.268268195" calcext:value-type="float">
            <text:p>917.783</text:p>
          </table:table-cell>
          <table:table-cell table:formula="of:=[.$F$2]*[.B104]" office:value-type="float" office:value="1743.78820970957" calcext:value-type="float">
            <text:p>1.744</text:p>
          </table:table-cell>
          <table:table-cell table:formula="of:=[.$B$8]+[.C104]" office:value-type="float" office:value="38358.7698332866" calcext:value-type="float">
            <text:p>38.359</text:p>
          </table:table-cell>
          <table:table-cell table:formula="of:=[.$C$4]*[.B104]" office:value-type="float" office:value="9177.83268268195" calcext:value-type="float">
            <text:p>9.178</text:p>
          </table:table-cell>
          <table:table-cell table:formula="of:=[.$B$8]-[.E104]" office:value-type="float" office:value="27437.148940895" calcext:value-type="float">
            <text:p>27.437</text:p>
          </table:table-cell>
          <table:table-cell table:formula="of:=[.B104]-[.F104]" office:value-type="float" office:value="890346.1193273" calcext:value-type="float">
            <text:p>890.346</text:p>
          </table:table-cell>
          <table:table-cell table:formula="of:=[.$E$3]*([.E104]+[.C104])" office:value-type="float" office:value="2839.6214320218" calcext:value-type="float">
            <text:p>2.840</text:p>
          </table:table-cell>
          <table:table-cell table:formula="of:=[.D104]-[.H104]" office:value-type="float" office:value="35519.1484012648" calcext:value-type="float">
            <text:p>35.5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G104]" office:value-type="float" office:value="890346.1193273" calcext:value-type="float">
            <text:p>890.346</text:p>
          </table:table-cell>
          <table:table-cell table:formula="of:=[.$F$2]*[.B105]" office:value-type="float" office:value="1691.65762672187" calcext:value-type="float">
            <text:p>1.692</text:p>
          </table:table-cell>
          <table:table-cell table:formula="of:=[.$B$8]+[.C105]" office:value-type="float" office:value="38306.6392502988" calcext:value-type="float">
            <text:p>38.307</text:p>
          </table:table-cell>
          <table:table-cell table:formula="of:=[.$C$4]*[.B105]" office:value-type="float" office:value="8903.461193273" calcext:value-type="float">
            <text:p>8.903</text:p>
          </table:table-cell>
          <table:table-cell table:formula="of:=[.$B$8]-[.E105]" office:value-type="float" office:value="27711.520430304" calcext:value-type="float">
            <text:p>27.712</text:p>
          </table:table-cell>
          <table:table-cell table:formula="of:=[.B105]-[.F105]" office:value-type="float" office:value="862634.598896996" calcext:value-type="float">
            <text:p>862.635</text:p>
          </table:table-cell>
          <table:table-cell table:formula="of:=[.$E$3]*([.E105]+[.C105])" office:value-type="float" office:value="2754.73089319867" calcext:value-type="float">
            <text:p>2.755</text:p>
          </table:table-cell>
          <table:table-cell table:formula="of:=[.D105]-[.H105]" office:value-type="float" office:value="35551.9083571002" calcext:value-type="float">
            <text:p>35.5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G105]" office:value-type="float" office:value="862634.598896996" calcext:value-type="float">
            <text:p>862.635</text:p>
          </table:table-cell>
          <table:table-cell table:formula="of:=[.$F$2]*[.B106]" office:value-type="float" office:value="1639.00573790429" calcext:value-type="float">
            <text:p>1.639</text:p>
          </table:table-cell>
          <table:table-cell table:formula="of:=[.$B$8]+[.C106]" office:value-type="float" office:value="38253.9873614813" calcext:value-type="float">
            <text:p>38.254</text:p>
          </table:table-cell>
          <table:table-cell table:formula="of:=[.$C$4]*[.B106]" office:value-type="float" office:value="8626.34598896996" calcext:value-type="float">
            <text:p>8.626</text:p>
          </table:table-cell>
          <table:table-cell table:formula="of:=[.$B$8]-[.E106]" office:value-type="float" office:value="27988.635634607" calcext:value-type="float">
            <text:p>27.989</text:p>
          </table:table-cell>
          <table:table-cell table:formula="of:=[.B106]-[.F106]" office:value-type="float" office:value="834645.963262389" calcext:value-type="float">
            <text:p>834.646</text:p>
          </table:table-cell>
          <table:table-cell table:formula="of:=[.$E$3]*([.E106]+[.C106])" office:value-type="float" office:value="2668.99144898731" calcext:value-type="float">
            <text:p>2.669</text:p>
          </table:table-cell>
          <table:table-cell table:formula="of:=[.D106]-[.H106]" office:value-type="float" office:value="35584.995912494" calcext:value-type="float">
            <text:p>35.5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G106]" office:value-type="float" office:value="834645.963262389" calcext:value-type="float">
            <text:p>834.646</text:p>
          </table:table-cell>
          <table:table-cell table:formula="of:=[.$F$2]*[.B107]" office:value-type="float" office:value="1585.82733019854" calcext:value-type="float">
            <text:p>1.586</text:p>
          </table:table-cell>
          <table:table-cell table:formula="of:=[.$B$8]+[.C107]" office:value-type="float" office:value="38200.8089537755" calcext:value-type="float">
            <text:p>38.201</text:p>
          </table:table-cell>
          <table:table-cell table:formula="of:=[.$C$4]*[.B107]" office:value-type="float" office:value="8346.45963262389" calcext:value-type="float">
            <text:p>8.346</text:p>
          </table:table-cell>
          <table:table-cell table:formula="of:=[.$B$8]-[.E107]" office:value-type="float" office:value="28268.5219909531" calcext:value-type="float">
            <text:p>28.269</text:p>
          </table:table-cell>
          <table:table-cell table:formula="of:=[.B107]-[.F107]" office:value-type="float" office:value="806377.441271436" calcext:value-type="float">
            <text:p>806.377</text:p>
          </table:table-cell>
          <table:table-cell table:formula="of:=[.$E$3]*([.E107]+[.C107])" office:value-type="float" office:value="2582.39461033383" calcext:value-type="float">
            <text:p>2.582</text:p>
          </table:table-cell>
          <table:table-cell table:formula="of:=[.D107]-[.H107]" office:value-type="float" office:value="35618.4143434417" calcext:value-type="float">
            <text:p>35.6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G107]" office:value-type="float" office:value="806377.441271436" calcext:value-type="float">
            <text:p>806.377</text:p>
          </table:table-cell>
          <table:table-cell table:formula="of:=[.$F$2]*[.B108]" office:value-type="float" office:value="1532.11713841573" calcext:value-type="float">
            <text:p>1.532</text:p>
          </table:table-cell>
          <table:table-cell table:formula="of:=[.$B$8]+[.C108]" office:value-type="float" office:value="38147.0987619927" calcext:value-type="float">
            <text:p>38.147</text:p>
          </table:table-cell>
          <table:table-cell table:formula="of:=[.$C$4]*[.B108]" office:value-type="float" office:value="8063.77441271436" calcext:value-type="float">
            <text:p>8.064</text:p>
          </table:table-cell>
          <table:table-cell table:formula="of:=[.$B$8]-[.E108]" office:value-type="float" office:value="28551.2072108626" calcext:value-type="float">
            <text:p>28.551</text:p>
          </table:table-cell>
          <table:table-cell table:formula="of:=[.B108]-[.F108]" office:value-type="float" office:value="777826.234060573" calcext:value-type="float">
            <text:p>777.826</text:p>
          </table:table-cell>
          <table:table-cell table:formula="of:=[.$E$3]*([.E108]+[.C108])" office:value-type="float" office:value="2494.93180329382" calcext:value-type="float">
            <text:p>2.495</text:p>
          </table:table-cell>
          <table:table-cell table:formula="of:=[.D108]-[.H108]" office:value-type="float" office:value="35652.1669586989" calcext:value-type="float">
            <text:p>35.6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G108]" office:value-type="float" office:value="777826.234060573" calcext:value-type="float">
            <text:p>777.826</text:p>
          </table:table-cell>
          <table:table-cell table:formula="of:=[.$F$2]*[.B109]" office:value-type="float" office:value="1477.86984471509" calcext:value-type="float">
            <text:p>1.478</text:p>
          </table:table-cell>
          <table:table-cell table:formula="of:=[.$B$8]+[.C109]" office:value-type="float" office:value="38092.8514682921" calcext:value-type="float">
            <text:p>38.093</text:p>
          </table:table-cell>
          <table:table-cell table:formula="of:=[.$C$4]*[.B109]" office:value-type="float" office:value="7778.26234060573" calcext:value-type="float">
            <text:p>7.778</text:p>
          </table:table-cell>
          <table:table-cell table:formula="of:=[.$B$8]-[.E109]" office:value-type="float" office:value="28836.7192829712" calcext:value-type="float">
            <text:p>28.837</text:p>
          </table:table-cell>
          <table:table-cell table:formula="of:=[.B109]-[.F109]" office:value-type="float" office:value="748989.514777602" calcext:value-type="float">
            <text:p>748.990</text:p>
          </table:table-cell>
          <table:table-cell table:formula="of:=[.$E$3]*([.E109]+[.C109])" office:value-type="float" office:value="2406.59436818341" calcext:value-type="float">
            <text:p>2.407</text:p>
          </table:table-cell>
          <table:table-cell table:formula="of:=[.D109]-[.H109]" office:value-type="float" office:value="35686.2571001087" calcext:value-type="float">
            <text:p>35.6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G109]" office:value-type="float" office:value="748989.514777602" calcext:value-type="float">
            <text:p>748.990</text:p>
          </table:table-cell>
          <table:table-cell table:formula="of:=[.$F$2]*[.B110]" office:value-type="float" office:value="1423.08007807744" calcext:value-type="float">
            <text:p>1.423</text:p>
          </table:table-cell>
          <table:table-cell table:formula="of:=[.$B$8]+[.C110]" office:value-type="float" office:value="38038.0617016544" calcext:value-type="float">
            <text:p>38.038</text:p>
          </table:table-cell>
          <table:table-cell table:formula="of:=[.$C$4]*[.B110]" office:value-type="float" office:value="7489.89514777602" calcext:value-type="float">
            <text:p>7.490</text:p>
          </table:table-cell>
          <table:table-cell table:formula="of:=[.$B$8]-[.E110]" office:value-type="float" office:value="29125.086475801" calcext:value-type="float">
            <text:p>29.125</text:p>
          </table:table-cell>
          <table:table-cell table:formula="of:=[.B110]-[.F110]" office:value-type="float" office:value="719864.428301801" calcext:value-type="float">
            <text:p>719.864</text:p>
          </table:table-cell>
          <table:table-cell table:formula="of:=[.$E$3]*([.E110]+[.C110])" office:value-type="float" office:value="2317.3735587219" calcext:value-type="float">
            <text:p>2.317</text:p>
          </table:table-cell>
          <table:table-cell table:formula="of:=[.D110]-[.H110]" office:value-type="float" office:value="35720.6881429325" calcext:value-type="float">
            <text:p>35.7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G110]" office:value-type="float" office:value="719864.428301801" calcext:value-type="float">
            <text:p>719.864</text:p>
          </table:table-cell>
          <table:table-cell table:formula="of:=[.$F$2]*[.B111]" office:value-type="float" office:value="1367.74241377342" calcext:value-type="float">
            <text:p>1.368</text:p>
          </table:table-cell>
          <table:table-cell table:formula="of:=[.$B$8]+[.C111]" office:value-type="float" office:value="37982.7240373504" calcext:value-type="float">
            <text:p>37.983</text:p>
          </table:table-cell>
          <table:table-cell table:formula="of:=[.$C$4]*[.B111]" office:value-type="float" office:value="7198.64428301801" calcext:value-type="float">
            <text:p>7.199</text:p>
          </table:table-cell>
          <table:table-cell table:formula="of:=[.$B$8]-[.E111]" office:value-type="float" office:value="29416.337340559" calcext:value-type="float">
            <text:p>29.416</text:p>
          </table:table-cell>
          <table:table-cell table:formula="of:=[.B111]-[.F111]" office:value-type="float" office:value="690448.090961242" calcext:value-type="float">
            <text:p>690.448</text:p>
          </table:table-cell>
          <table:table-cell table:formula="of:=[.$E$3]*([.E111]+[.C111])" office:value-type="float" office:value="2227.26054116577" calcext:value-type="float">
            <text:p>2.227</text:p>
          </table:table-cell>
          <table:table-cell table:formula="of:=[.D111]-[.H111]" office:value-type="float" office:value="35755.4634961846" calcext:value-type="float">
            <text:p>35.7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G111]" office:value-type="float" office:value="690448.090961242" calcext:value-type="float">
            <text:p>690.448</text:p>
          </table:table-cell>
          <table:table-cell table:formula="of:=[.$F$2]*[.B112]" office:value-type="float" office:value="1311.85137282636" calcext:value-type="float">
            <text:p>1.312</text:p>
          </table:table-cell>
          <table:table-cell table:formula="of:=[.$B$8]+[.C112]" office:value-type="float" office:value="37926.8329964033" calcext:value-type="float">
            <text:p>37.927</text:p>
          </table:table-cell>
          <table:table-cell table:formula="of:=[.$C$4]*[.B112]" office:value-type="float" office:value="6904.48090961242" calcext:value-type="float">
            <text:p>6.904</text:p>
          </table:table-cell>
          <table:table-cell table:formula="of:=[.$B$8]-[.E112]" office:value-type="float" office:value="29710.5007139646" calcext:value-type="float">
            <text:p>29.711</text:p>
          </table:table-cell>
          <table:table-cell table:formula="of:=[.B112]-[.F112]" office:value-type="float" office:value="660737.590247278" calcext:value-type="float">
            <text:p>660.738</text:p>
          </table:table-cell>
          <table:table-cell table:formula="of:=[.$E$3]*([.E112]+[.C112])" office:value-type="float" office:value="2136.24639343408" calcext:value-type="float">
            <text:p>2.136</text:p>
          </table:table-cell>
          <table:table-cell table:formula="of:=[.D112]-[.H112]" office:value-type="float" office:value="35790.5866029693" calcext:value-type="float">
            <text:p>35.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G112]" office:value-type="float" office:value="660737.590247278" calcext:value-type="float">
            <text:p>660.738</text:p>
          </table:table-cell>
          <table:table-cell table:formula="of:=[.$F$2]*[.B113]" office:value-type="float" office:value="1255.40142146983" calcext:value-type="float">
            <text:p>1.255</text:p>
          </table:table-cell>
          <table:table-cell table:formula="of:=[.$B$8]+[.C113]" office:value-type="float" office:value="37870.3830450468" calcext:value-type="float">
            <text:p>37.870</text:p>
          </table:table-cell>
          <table:table-cell table:formula="of:=[.$C$4]*[.B113]" office:value-type="float" office:value="6607.37590247278" calcext:value-type="float">
            <text:p>6.607</text:p>
          </table:table-cell>
          <table:table-cell table:formula="of:=[.$B$8]-[.E113]" office:value-type="float" office:value="30007.6057211042" calcext:value-type="float">
            <text:p>30.008</text:p>
          </table:table-cell>
          <table:table-cell table:formula="of:=[.B113]-[.F113]" office:value-type="float" office:value="630729.984526173" calcext:value-type="float">
            <text:p>630.730</text:p>
          </table:table-cell>
          <table:table-cell table:formula="of:=[.$E$3]*([.E113]+[.C113])" office:value-type="float" office:value="2044.32210422508" calcext:value-type="float">
            <text:p>2.044</text:p>
          </table:table-cell>
          <table:table-cell table:formula="of:=[.D113]-[.H113]" office:value-type="float" office:value="35826.0609408217" calcext:value-type="float">
            <text:p>35.8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G113]" office:value-type="float" office:value="630729.984526173" calcext:value-type="float">
            <text:p>630.730</text:p>
          </table:table-cell>
          <table:table-cell table:formula="of:=[.$F$2]*[.B114]" office:value-type="float" office:value="1198.38697059973" calcext:value-type="float">
            <text:p>1.198</text:p>
          </table:table-cell>
          <table:table-cell table:formula="of:=[.$B$8]+[.C114]" office:value-type="float" office:value="37813.3685941767" calcext:value-type="float">
            <text:p>37.813</text:p>
          </table:table-cell>
          <table:table-cell table:formula="of:=[.$C$4]*[.B114]" office:value-type="float" office:value="6307.29984526174" calcext:value-type="float">
            <text:p>6.307</text:p>
          </table:table-cell>
          <table:table-cell table:formula="of:=[.$B$8]-[.E114]" office:value-type="float" office:value="30307.6817783152" calcext:value-type="float">
            <text:p>30.308</text:p>
          </table:table-cell>
          <table:table-cell table:formula="of:=[.B114]-[.F114]" office:value-type="float" office:value="600422.302747858" calcext:value-type="float">
            <text:p>600.422</text:p>
          </table:table-cell>
          <table:table-cell table:formula="of:=[.$E$3]*([.E114]+[.C114])" office:value-type="float" office:value="1951.47857212398" calcext:value-type="float">
            <text:p>1.951</text:p>
          </table:table-cell>
          <table:table-cell table:formula="of:=[.D114]-[.H114]" office:value-type="float" office:value="35861.8900220527" calcext:value-type="float">
            <text:p>35.8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G114]" office:value-type="float" office:value="600422.302747858" calcext:value-type="float">
            <text:p>600.422</text:p>
          </table:table-cell>
          <table:table-cell table:formula="of:=[.$F$2]*[.B115]" office:value-type="float" office:value="1140.80237522093" calcext:value-type="float">
            <text:p>1.141</text:p>
          </table:table-cell>
          <table:table-cell table:formula="of:=[.$B$8]+[.C115]" office:value-type="float" office:value="37755.7839987979" calcext:value-type="float">
            <text:p>37.756</text:p>
          </table:table-cell>
          <table:table-cell table:formula="of:=[.$C$4]*[.B115]" office:value-type="float" office:value="6004.22302747858" calcext:value-type="float">
            <text:p>6.004</text:p>
          </table:table-cell>
          <table:table-cell table:formula="of:=[.$B$8]-[.E115]" office:value-type="float" office:value="30610.7585960984" calcext:value-type="float">
            <text:p>30.611</text:p>
          </table:table-cell>
          <table:table-cell table:formula="of:=[.B115]-[.F115]" office:value-type="float" office:value="569811.54415176" calcext:value-type="float">
            <text:p>569.812</text:p>
          </table:table-cell>
          <table:table-cell table:formula="of:=[.$E$3]*([.E115]+[.C115])" office:value-type="float" office:value="1857.70660470187" calcext:value-type="float">
            <text:p>1.858</text:p>
          </table:table-cell>
          <table:table-cell table:formula="of:=[.D115]-[.H115]" office:value-type="float" office:value="35898.077394096" calcext:value-type="float">
            <text:p>35.8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G115]" office:value-type="float" office:value="569811.54415176" calcext:value-type="float">
            <text:p>569.812</text:p>
          </table:table-cell>
          <table:table-cell table:formula="of:=[.$F$2]*[.B116]" office:value-type="float" office:value="1082.64193388834" calcext:value-type="float">
            <text:p>1.083</text:p>
          </table:table-cell>
          <table:table-cell table:formula="of:=[.$B$8]+[.C116]" office:value-type="float" office:value="37697.6235574653" calcext:value-type="float">
            <text:p>37.698</text:p>
          </table:table-cell>
          <table:table-cell table:formula="of:=[.$C$4]*[.B116]" office:value-type="float" office:value="5698.1154415176" calcext:value-type="float">
            <text:p>5.698</text:p>
          </table:table-cell>
          <table:table-cell table:formula="of:=[.$B$8]-[.E116]" office:value-type="float" office:value="30916.8661820594" calcext:value-type="float">
            <text:p>30.917</text:p>
          </table:table-cell>
          <table:table-cell table:formula="of:=[.B116]-[.F116]" office:value-type="float" office:value="538894.6779697" calcext:value-type="float">
            <text:p>538.895</text:p>
          </table:table-cell>
          <table:table-cell table:formula="of:=[.$E$3]*([.E116]+[.C116])" office:value-type="float" office:value="1762.99691760554" calcext:value-type="float">
            <text:p>1.763</text:p>
          </table:table-cell>
          <table:table-cell table:formula="of:=[.D116]-[.H116]" office:value-type="float" office:value="35934.6266398598" calcext:value-type="float">
            <text:p>35.9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G116]" office:value-type="float" office:value="538894.6779697" calcext:value-type="float">
            <text:p>538.895</text:p>
          </table:table-cell>
          <table:table-cell table:formula="of:=[.$F$2]*[.B117]" office:value-type="float" office:value="1023.89988814243" calcext:value-type="float">
            <text:p>1.024</text:p>
          </table:table-cell>
          <table:table-cell table:formula="of:=[.$B$8]+[.C117]" office:value-type="float" office:value="37638.8815117194" calcext:value-type="float">
            <text:p>37.639</text:p>
          </table:table-cell>
          <table:table-cell table:formula="of:=[.$C$4]*[.B117]" office:value-type="float" office:value="5388.94677969701" calcext:value-type="float">
            <text:p>5.389</text:p>
          </table:table-cell>
          <table:table-cell table:formula="of:=[.$B$8]-[.E117]" office:value-type="float" office:value="31226.03484388" calcext:value-type="float">
            <text:p>31.226</text:p>
          </table:table-cell>
          <table:table-cell table:formula="of:=[.B117]-[.F117]" office:value-type="float" office:value="507668.64312582" calcext:value-type="float">
            <text:p>507.669</text:p>
          </table:table-cell>
          <table:table-cell table:formula="of:=[.$E$3]*([.E117]+[.C117])" office:value-type="float" office:value="1667.34013363825" calcext:value-type="float">
            <text:p>1.667</text:p>
          </table:table-cell>
          <table:table-cell table:formula="of:=[.D117]-[.H117]" office:value-type="float" office:value="35971.5413780812" calcext:value-type="float">
            <text:p>35.9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G117]" office:value-type="float" office:value="507668.64312582" calcext:value-type="float">
            <text:p>507.669</text:p>
          </table:table-cell>
          <table:table-cell table:formula="of:=[.$F$2]*[.B118]" office:value-type="float" office:value="964.570421939059" calcext:value-type="float">
            <text:p>965</text:p>
          </table:table-cell>
          <table:table-cell table:formula="of:=[.$B$8]+[.C118]" office:value-type="float" office:value="37579.552045516" calcext:value-type="float">
            <text:p>37.580</text:p>
          </table:table-cell>
          <table:table-cell table:formula="of:=[.$C$4]*[.B118]" office:value-type="float" office:value="5076.68643125821" calcext:value-type="float">
            <text:p>5.077</text:p>
          </table:table-cell>
          <table:table-cell table:formula="of:=[.$B$8]-[.E118]" office:value-type="float" office:value="31538.2951923188" calcext:value-type="float">
            <text:p>31.538</text:p>
          </table:table-cell>
          <table:table-cell table:formula="of:=[.B118]-[.F118]" office:value-type="float" office:value="476130.347933502" calcext:value-type="float">
            <text:p>476.130</text:p>
          </table:table-cell>
          <table:table-cell table:formula="of:=[.$E$3]*([.E118]+[.C118])" office:value-type="float" office:value="1570.72678183129" calcext:value-type="float">
            <text:p>1.571</text:p>
          </table:table-cell>
          <table:table-cell table:formula="of:=[.D118]-[.H118]" office:value-type="float" office:value="36008.8252636848" calcext:value-type="float">
            <text:p>36.0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G118]" office:value-type="float" office:value="476130.347933502" calcext:value-type="float">
            <text:p>476.130</text:p>
          </table:table-cell>
          <table:table-cell table:formula="of:=[.$F$2]*[.B119]" office:value-type="float" office:value="904.647661073653" calcext:value-type="float">
            <text:p>905</text:p>
          </table:table-cell>
          <table:table-cell table:formula="of:=[.$B$8]+[.C119]" office:value-type="float" office:value="37519.6292846506" calcext:value-type="float">
            <text:p>37.520</text:p>
          </table:table-cell>
          <table:table-cell table:formula="of:=[.$C$4]*[.B119]" office:value-type="float" office:value="4761.30347933502" calcext:value-type="float">
            <text:p>4.761</text:p>
          </table:table-cell>
          <table:table-cell table:formula="of:=[.$B$8]-[.E119]" office:value-type="float" office:value="31853.678144242" calcext:value-type="float">
            <text:p>31.854</text:p>
          </table:table-cell>
          <table:table-cell table:formula="of:=[.B119]-[.F119]" office:value-type="float" office:value="444276.66978926" calcext:value-type="float">
            <text:p>444.277</text:p>
          </table:table-cell>
          <table:table-cell table:formula="of:=[.$E$3]*([.E119]+[.C119])" office:value-type="float" office:value="1473.14729650625" calcext:value-type="float">
            <text:p>1.473</text:p>
          </table:table-cell>
          <table:table-cell table:formula="of:=[.D119]-[.H119]" office:value-type="float" office:value="36046.4819881444" calcext:value-type="float">
            <text:p>36.0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G119]" office:value-type="float" office:value="444276.66978926" calcext:value-type="float">
            <text:p>444.277</text:p>
          </table:table-cell>
          <table:table-cell table:formula="of:=[.$F$2]*[.B120]" office:value-type="float" office:value="844.125672599593" calcext:value-type="float">
            <text:p>844</text:p>
          </table:table-cell>
          <table:table-cell table:formula="of:=[.$B$8]+[.C120]" office:value-type="float" office:value="37459.1072961766" calcext:value-type="float">
            <text:p>37.459</text:p>
          </table:table-cell>
          <table:table-cell table:formula="of:=[.$C$4]*[.B120]" office:value-type="float" office:value="4442.7666978926" calcext:value-type="float">
            <text:p>4.443</text:p>
          </table:table-cell>
          <table:table-cell table:formula="of:=[.$B$8]-[.E120]" office:value-type="float" office:value="32172.2149256844" calcext:value-type="float">
            <text:p>32.172</text:p>
          </table:table-cell>
          <table:table-cell table:formula="of:=[.B120]-[.F120]" office:value-type="float" office:value="412104.454863575" calcext:value-type="float">
            <text:p>412.104</text:p>
          </table:table-cell>
          <table:table-cell table:formula="of:=[.$E$3]*([.E120]+[.C120])" office:value-type="float" office:value="1374.59201632797" calcext:value-type="float">
            <text:p>1.375</text:p>
          </table:table-cell>
          <table:table-cell table:formula="of:=[.D120]-[.H120]" office:value-type="float" office:value="36084.5152798486" calcext:value-type="float">
            <text:p>36.0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G120]" office:value-type="float" office:value="412104.454863575" calcext:value-type="float">
            <text:p>412.104</text:p>
          </table:table-cell>
          <table:table-cell table:formula="of:=[.$F$2]*[.B121]" office:value-type="float" office:value="782.998464240793" calcext:value-type="float">
            <text:p>783</text:p>
          </table:table-cell>
          <table:table-cell table:formula="of:=[.$B$8]+[.C121]" office:value-type="float" office:value="37397.9800878178" calcext:value-type="float">
            <text:p>37.398</text:p>
          </table:table-cell>
          <table:table-cell table:formula="of:=[.$C$4]*[.B121]" office:value-type="float" office:value="4121.04454863575" calcext:value-type="float">
            <text:p>4.121</text:p>
          </table:table-cell>
          <table:table-cell table:formula="of:=[.$B$8]-[.E121]" office:value-type="float" office:value="32493.9370749412" calcext:value-type="float">
            <text:p>32.494</text:p>
          </table:table-cell>
          <table:table-cell table:formula="of:=[.B121]-[.F121]" office:value-type="float" office:value="379610.517788634" calcext:value-type="float">
            <text:p>379.611</text:p>
          </table:table-cell>
          <table:table-cell table:formula="of:=[.$E$3]*([.E121]+[.C121])" office:value-type="float" office:value="1275.0511833479" calcext:value-type="float">
            <text:p>1.275</text:p>
          </table:table-cell>
          <table:table-cell table:formula="of:=[.D121]-[.H121]" office:value-type="float" office:value="36122.9289044699" calcext:value-type="float">
            <text:p>36.1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G121]" office:value-type="float" office:value="379610.517788634" calcext:value-type="float">
            <text:p>379.611</text:p>
          </table:table-cell>
          <table:table-cell table:formula="of:=[.$F$2]*[.B122]" office:value-type="float" office:value="721.259983798405" calcext:value-type="float">
            <text:p>721</text:p>
          </table:table-cell>
          <table:table-cell table:formula="of:=[.$B$8]+[.C122]" office:value-type="float" office:value="37336.2416073754" calcext:value-type="float">
            <text:p>37.336</text:p>
          </table:table-cell>
          <table:table-cell table:formula="of:=[.$C$4]*[.B122]" office:value-type="float" office:value="3796.10517788634" calcext:value-type="float">
            <text:p>3.796</text:p>
          </table:table-cell>
          <table:table-cell table:formula="of:=[.$B$8]-[.E122]" office:value-type="float" office:value="32818.8764456906" calcext:value-type="float">
            <text:p>32.819</text:p>
          </table:table-cell>
          <table:table-cell table:formula="of:=[.B122]-[.F122]" office:value-type="float" office:value="346791.641342943" calcext:value-type="float">
            <text:p>346.792</text:p>
          </table:table-cell>
          <table:table-cell table:formula="of:=[.$E$3]*([.E122]+[.C122])" office:value-type="float" office:value="1174.51494203803" calcext:value-type="float">
            <text:p>1.175</text:p>
          </table:table-cell>
          <table:table-cell table:formula="of:=[.D122]-[.H122]" office:value-type="float" office:value="36161.7266653373" calcext:value-type="float">
            <text:p>36.1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G122]" office:value-type="float" office:value="346791.641342943" calcext:value-type="float">
            <text:p>346.792</text:p>
          </table:table-cell>
          <table:table-cell table:formula="of:=[.$F$2]*[.B123]" office:value-type="float" office:value="658.904118551593" calcext:value-type="float">
            <text:p>659</text:p>
          </table:table-cell>
          <table:table-cell table:formula="of:=[.$B$8]+[.C123]" office:value-type="float" office:value="37273.8857421286" calcext:value-type="float">
            <text:p>37.274</text:p>
          </table:table-cell>
          <table:table-cell table:formula="of:=[.$C$4]*[.B123]" office:value-type="float" office:value="3467.91641342943" calcext:value-type="float">
            <text:p>3.468</text:p>
          </table:table-cell>
          <table:table-cell table:formula="of:=[.$B$8]-[.E123]" office:value-type="float" office:value="33147.0652101475" calcext:value-type="float">
            <text:p>33.147</text:p>
          </table:table-cell>
          <table:table-cell table:formula="of:=[.B123]-[.F123]" office:value-type="float" office:value="313644.576132796" calcext:value-type="float">
            <text:p>313.645</text:p>
          </table:table-cell>
          <table:table-cell table:formula="of:=[.$E$3]*([.E123]+[.C123])" office:value-type="float" office:value="1072.97333831507" calcext:value-type="float">
            <text:p>1.073</text:p>
          </table:table-cell>
          <table:table-cell table:formula="of:=[.D123]-[.H123]" office:value-type="float" office:value="36200.9124038135" calcext:value-type="float">
            <text:p>36.20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G123]" office:value-type="float" office:value="313644.576132796" calcext:value-type="float">
            <text:p>313.645</text:p>
          </table:table-cell>
          <table:table-cell table:formula="of:=[.$F$2]*[.B124]" office:value-type="float" office:value="595.924694652312" calcext:value-type="float">
            <text:p>596</text:p>
          </table:table-cell>
          <table:table-cell table:formula="of:=[.$B$8]+[.C124]" office:value-type="float" office:value="37210.9063182293" calcext:value-type="float">
            <text:p>37.211</text:p>
          </table:table-cell>
          <table:table-cell table:formula="of:=[.$C$4]*[.B124]" office:value-type="float" office:value="3136.44576132796" calcext:value-type="float">
            <text:p>3.136</text:p>
          </table:table-cell>
          <table:table-cell table:formula="of:=[.$B$8]-[.E124]" office:value-type="float" office:value="33478.535862249" calcext:value-type="float">
            <text:p>33.479</text:p>
          </table:table-cell>
          <table:table-cell table:formula="of:=[.B124]-[.F124]" office:value-type="float" office:value="280166.040270547" calcext:value-type="float">
            <text:p>280.166</text:p>
          </table:table-cell>
          <table:table-cell table:formula="of:=[.$E$3]*([.E124]+[.C124])" office:value-type="float" office:value="970.416318554871" calcext:value-type="float">
            <text:p>970</text:p>
          </table:table-cell>
          <table:table-cell table:formula="of:=[.D124]-[.H124]" office:value-type="float" office:value="36240.4899996744" calcext:value-type="float">
            <text:p>36.2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G124]" office:value-type="float" office:value="280166.040270547" calcext:value-type="float">
            <text:p>280.166</text:p>
          </table:table-cell>
          <table:table-cell table:formula="of:=[.$F$2]*[.B125]" office:value-type="float" office:value="532.315476514039" calcext:value-type="float">
            <text:p>532</text:p>
          </table:table-cell>
          <table:table-cell table:formula="of:=[.$B$8]+[.C125]" office:value-type="float" office:value="37147.297100091" calcext:value-type="float">
            <text:p>37.147</text:p>
          </table:table-cell>
          <table:table-cell table:formula="of:=[.$C$4]*[.B125]" office:value-type="float" office:value="2801.66040270547" calcext:value-type="float">
            <text:p>2.802</text:p>
          </table:table-cell>
          <table:table-cell table:formula="of:=[.$B$8]-[.E125]" office:value-type="float" office:value="33813.3212208715" calcext:value-type="float">
            <text:p>33.813</text:p>
          </table:table-cell>
          <table:table-cell table:formula="of:=[.B125]-[.F125]" office:value-type="float" office:value="246352.719049675" calcext:value-type="float">
            <text:p>246.353</text:p>
          </table:table-cell>
          <table:table-cell table:formula="of:=[.$E$3]*([.E125]+[.C125])" office:value-type="float" office:value="866.833728597072" calcext:value-type="float">
            <text:p>867</text:p>
          </table:table-cell>
          <table:table-cell table:formula="of:=[.D125]-[.H125]" office:value-type="float" office:value="36280.463371494" calcext:value-type="float">
            <text:p>36.2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G125]" office:value-type="float" office:value="246352.719049675" calcext:value-type="float">
            <text:p>246.353</text:p>
          </table:table-cell>
          <table:table-cell table:formula="of:=[.$F$2]*[.B126]" office:value-type="float" office:value="468.070166194383" calcext:value-type="float">
            <text:p>468</text:p>
          </table:table-cell>
          <table:table-cell table:formula="of:=[.$B$8]+[.C126]" office:value-type="float" office:value="37083.0517897714" calcext:value-type="float">
            <text:p>37.083</text:p>
          </table:table-cell>
          <table:table-cell table:formula="of:=[.$C$4]*[.B126]" office:value-type="float" office:value="2463.52719049675" calcext:value-type="float">
            <text:p>2.464</text:p>
          </table:table-cell>
          <table:table-cell table:formula="of:=[.$B$8]-[.E126]" office:value-type="float" office:value="34151.4544330802" calcext:value-type="float">
            <text:p>34.151</text:p>
          </table:table-cell>
          <table:table-cell table:formula="of:=[.B126]-[.F126]" office:value-type="float" office:value="212201.264616595" calcext:value-type="float">
            <text:p>212.201</text:p>
          </table:table-cell>
          <table:table-cell table:formula="of:=[.$E$3]*([.E126]+[.C126])" office:value-type="float" office:value="762.215312739696" calcext:value-type="float">
            <text:p>762</text:p>
          </table:table-cell>
          <table:table-cell table:formula="of:=[.D126]-[.H126]" office:value-type="float" office:value="36320.8364770317" calcext:value-type="float">
            <text:p>36.3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G126]" office:value-type="float" office:value="212201.264616595" calcext:value-type="float">
            <text:p>212.201</text:p>
          </table:table-cell>
          <table:table-cell table:formula="of:=[.$F$2]*[.B127]" office:value-type="float" office:value="403.182402771531" calcext:value-type="float">
            <text:p>403</text:p>
          </table:table-cell>
          <table:table-cell table:formula="of:=[.$B$8]+[.C127]" office:value-type="float" office:value="37018.1640263485" calcext:value-type="float">
            <text:p>37.018</text:p>
          </table:table-cell>
          <table:table-cell table:formula="of:=[.$C$4]*[.B127]" office:value-type="float" office:value="2122.01264616595" calcext:value-type="float">
            <text:p>2.122</text:p>
          </table:table-cell>
          <table:table-cell table:formula="of:=[.$B$8]-[.E127]" office:value-type="float" office:value="34492.968977411" calcext:value-type="float">
            <text:p>34.493</text:p>
          </table:table-cell>
          <table:table-cell table:formula="of:=[.B127]-[.F127]" office:value-type="float" office:value="177708.295639184" calcext:value-type="float">
            <text:p>177.708</text:p>
          </table:table-cell>
          <table:table-cell table:formula="of:=[.$E$3]*([.E127]+[.C127])" office:value-type="float" office:value="656.550712723745" calcext:value-type="float">
            <text:p>657</text:p>
          </table:table-cell>
          <table:table-cell table:formula="of:=[.D127]-[.H127]" office:value-type="float" office:value="36361.6133136248" calcext:value-type="float">
            <text:p>36.3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G127]" office:value-type="float" office:value="177708.295639184" calcext:value-type="float">
            <text:p>177.708</text:p>
          </table:table-cell>
          <table:table-cell table:formula="of:=[.$F$2]*[.B128]" office:value-type="float" office:value="337.64576171445" calcext:value-type="float">
            <text:p>338</text:p>
          </table:table-cell>
          <table:table-cell table:formula="of:=[.$B$8]+[.C128]" office:value-type="float" office:value="36952.6273852914" calcext:value-type="float">
            <text:p>36.953</text:p>
          </table:table-cell>
          <table:table-cell table:formula="of:=[.$C$4]*[.B128]" office:value-type="float" office:value="1777.08295639184" calcext:value-type="float">
            <text:p>1.777</text:p>
          </table:table-cell>
          <table:table-cell table:formula="of:=[.$B$8]-[.E128]" office:value-type="float" office:value="34837.8986671851" calcext:value-type="float">
            <text:p>34.838</text:p>
          </table:table-cell>
          <table:table-cell table:formula="of:=[.B128]-[.F128]" office:value-type="float" office:value="142870.396971999" calcext:value-type="float">
            <text:p>142.870</text:p>
          </table:table-cell>
          <table:table-cell table:formula="of:=[.$E$3]*([.E128]+[.C128])" office:value-type="float" office:value="549.829466707636" calcext:value-type="float">
            <text:p>550</text:p>
          </table:table-cell>
          <table:table-cell table:formula="of:=[.D128]-[.H128]" office:value-type="float" office:value="36402.7979185838" calcext:value-type="float">
            <text:p>36.4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G128]" office:value-type="float" office:value="142870.396971999" calcext:value-type="float">
            <text:p>142.870</text:p>
          </table:table-cell>
          <table:table-cell table:formula="of:=[.$F$2]*[.B129]" office:value-type="float" office:value="271.453754246798" calcext:value-type="float">
            <text:p>271</text:p>
          </table:table-cell>
          <table:table-cell table:formula="of:=[.$B$8]+[.C129]" office:value-type="float" office:value="36886.4353778238" calcext:value-type="float">
            <text:p>36.886</text:p>
          </table:table-cell>
          <table:table-cell table:formula="of:=[.$C$4]*[.B129]" office:value-type="float" office:value="1428.70396971999" calcext:value-type="float">
            <text:p>1.429</text:p>
          </table:table-cell>
          <table:table-cell table:formula="of:=[.$B$8]-[.E129]" office:value-type="float" office:value="35186.277653857" calcext:value-type="float">
            <text:p>35.186</text:p>
          </table:table-cell>
          <table:table-cell table:formula="of:=[.B129]-[.F129]" office:value-type="float" office:value="107684.119318142" calcext:value-type="float">
            <text:p>107.684</text:p>
          </table:table-cell>
          <table:table-cell table:formula="of:=[.$E$3]*([.E129]+[.C129])" office:value-type="float" office:value="442.041008231365" calcext:value-type="float">
            <text:p>442</text:p>
          </table:table-cell>
          <table:table-cell table:formula="of:=[.D129]-[.H129]" office:value-type="float" office:value="36444.3943695924" calcext:value-type="float">
            <text:p>36.4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G129]" office:value-type="float" office:value="107684.119318142" calcext:value-type="float">
            <text:p>107.684</text:p>
          </table:table-cell>
          <table:table-cell table:formula="of:=[.$F$2]*[.B130]" office:value-type="float" office:value="204.59982670447" calcext:value-type="float">
            <text:p>205</text:p>
          </table:table-cell>
          <table:table-cell table:formula="of:=[.$B$8]+[.C130]" office:value-type="float" office:value="36819.5814502815" calcext:value-type="float">
            <text:p>36.820</text:p>
          </table:table-cell>
          <table:table-cell table:formula="of:=[.$C$4]*[.B130]" office:value-type="float" office:value="1076.84119318142" calcext:value-type="float">
            <text:p>1.077</text:p>
          </table:table-cell>
          <table:table-cell table:formula="of:=[.$B$8]-[.E130]" office:value-type="float" office:value="35538.1404303956" calcext:value-type="float">
            <text:p>35.538</text:p>
          </table:table-cell>
          <table:table-cell table:formula="of:=[.B130]-[.F130]" office:value-type="float" office:value="72145.9788877465" calcext:value-type="float">
            <text:p>72.146</text:p>
          </table:table-cell>
          <table:table-cell table:formula="of:=[.$E$3]*([.E130]+[.C130])" office:value-type="float" office:value="333.174665170331" calcext:value-type="float">
            <text:p>333</text:p>
          </table:table-cell>
          <table:table-cell table:formula="of:=[.D130]-[.H130]" office:value-type="float" office:value="36486.4067851111" calcext:value-type="float">
            <text:p>36.48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G130]" office:value-type="float" office:value="72145.9788877465" calcext:value-type="float">
            <text:p>72.146</text:p>
          </table:table-cell>
          <table:table-cell table:formula="of:=[.$F$2]*[.B131]" office:value-type="float" office:value="137.077359886718" calcext:value-type="float">
            <text:p>137</text:p>
          </table:table-cell>
          <table:table-cell table:formula="of:=[.$B$8]+[.C131]" office:value-type="float" office:value="36752.0589834637" calcext:value-type="float">
            <text:p>36.752</text:p>
          </table:table-cell>
          <table:table-cell table:formula="of:=[.$C$4]*[.B131]" office:value-type="float" office:value="721.459788877465" calcext:value-type="float">
            <text:p>721</text:p>
          </table:table-cell>
          <table:table-cell table:formula="of:=[.$B$8]-[.E131]" office:value-type="float" office:value="35893.5218346995" calcext:value-type="float">
            <text:p>35.894</text:p>
          </table:table-cell>
          <table:table-cell table:formula="of:=[.B131]-[.F131]" office:value-type="float" office:value="36252.457053047" calcext:value-type="float">
            <text:p>36.252</text:p>
          </table:table-cell>
          <table:table-cell table:formula="of:=[.$E$3]*([.E131]+[.C131])" office:value-type="float" office:value="223.219658678688" calcext:value-type="float">
            <text:p>223</text:p>
          </table:table-cell>
          <table:table-cell table:formula="of:=[.D131]-[.H131]" office:value-type="float" office:value="36528.839324785" calcext:value-type="float">
            <text:p>36.5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G131]" office:value-type="float" office:value="36252.457053047" calcext:value-type="float">
            <text:p>36.252</text:p>
          </table:table-cell>
          <table:table-cell table:formula="of:=[.$F$2]*[.B132]" office:value-type="float" office:value="68.8796684007892" calcext:value-type="float">
            <text:p>69</text:p>
          </table:table-cell>
          <table:table-cell table:formula="of:=[.$B$8]+[.C132]" office:value-type="float" office:value="36683.8612919778" calcext:value-type="float">
            <text:p>36.684</text:p>
          </table:table-cell>
          <table:table-cell table:formula="of:=[.$C$4]*[.B132]" office:value-type="float" office:value="362.52457053047" calcext:value-type="float">
            <text:p>363</text:p>
          </table:table-cell>
          <table:table-cell table:formula="of:=[.$B$8]-[.E132]" office:value-type="float" office:value="36252.4570530465" calcext:value-type="float">
            <text:p>36.252</text:p>
          </table:table-cell>
          <table:table-cell table:formula="of:=[.B132]-[.F132]" office:value-type="float" office:value="0.000000000443833414465189" calcext:value-type="float">
            <text:p>0</text:p>
          </table:table-cell>
          <table:table-cell table:formula="of:=[.$E$3]*([.E132]+[.C132])" office:value-type="float" office:value="112.165102122127" calcext:value-type="float">
            <text:p>112</text:p>
          </table:table-cell>
          <table:table-cell table:formula="of:=[.D132]-[.H132]" office:value-type="float" office:value="36571.6961898556" calcext:value-type="float">
            <text:p>36.572</text:p>
          </table:table-cell>
        </table:table-row>
        <table:table-row table:style-name="ro1"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8:03.567285422</meta:creation-date>
    <dc:date>2024-11-19T08:55:07.076313153</dc:date>
    <meta:editing-duration>PT6M4S</meta:editing-duration>
    <meta:editing-cycles>1</meta:editing-cycles>
    <meta:document-statistic meta:table-count="1" meta:cell-count="1115" meta:object-count="0"/>
    <meta:generator>LibreOffice/24.8.3.2$Linux_X86_64 LibreOffice_project/480$Build-2</meta:generator>
  </office:meta>
</office:document-meta>
</file>